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Using lambda instead of tau and OmegaM!</text:p>
          </table:table-cell>
          <table:table-cell table:number-columns-repeated="3"/>
          <table:table-cell table:style-name="ce1" office:value-type="string" calcext:value-type="string">
            <text:p>45 lat and 45 long. Non-rotating planet!!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697.70023359303" calcext:value-type="float">
            <text:p>1697.70023359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697.70023359304" calcext:value-type="float">
            <text:p>1697.70023359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697.70023359303" calcext:value-type="float">
            <text:p>1697.70023359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697.70023359304" calcext:value-type="float">
            <text:p>1697.70023359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00.91069519124" calcext:value-type="float">
            <text:p>2400.910695191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233649505309376" calcext:value-type="float">
            <text:p>0.002336495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233649506227953" calcext:value-type="float">
            <text:p>0.0023364951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233649506227953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233649505309376" calcext:value-type="float">
            <text:p>0.002336495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233649506227954" calcext:value-type="float">
            <text:p>0.0023364951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233649506227954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330430297951218" calcext:value-type="float">
            <text:p>0.00330430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330430297951218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697.70023359304" calcext:value-type="float">
            <text:p>1697.70023359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682121026329696" calcext:value-type="float">
            <text:p>-6.82121026329696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697.70023359304" calcext:value-type="float">
            <text:p>1697.70023359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697.70023359304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227373675443232" calcext:value-type="float">
            <text:p>2.2737367544323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00.91069519124" calcext:value-type="float">
            <text:p>2400.910695191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6227953" calcext:value-type="float">
            <text:p>0.0023364951</text:p>
          </table:table-cell>
          <table:table-cell/>
          <table:table-cell table:style-name="ce3" office:value-type="float" office:value="0.999999996068568" calcext:value-type="float">
            <text:p>0.9999999961</text:p>
          </table:table-cell>
          <table:table-cell table:style-name="ce3" office:value-type="float" office:value="-0.00000000000918577106739926" calcext:value-type="float">
            <text:p>-9.18577106739926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233649505309376" calcext:value-type="float">
            <text:p>0.002336495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6227954" calcext:value-type="float">
            <text:p>0.0023364951</text:p>
          </table:table-cell>
          <table:table-cell/>
          <table:table-cell table:style-name="ce3" office:value-type="float" office:value="0.999999996068568" calcext:value-type="float">
            <text:p>0.9999999961</text:p>
          </table:table-cell>
          <table:table-cell table:style-name="ce3" office:value-type="float" office:value="-0.00000000000918577236844187" calcext:value-type="float">
            <text:p>-9.1857723684418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233649505309376" calcext:value-type="float">
            <text:p>0.002336495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233649505309376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7951218" calcext:value-type="float">
            <text:p>0.003304303</text:p>
          </table:table-cell>
          <table:table-cell/>
          <table:table-cell table:style-name="ce3" office:value-type="float" office:value="1.00000000393144" calcext:value-type="float">
            <text:p>1.0000000039</text:p>
          </table:table-cell>
          <table:table-cell table:style-name="ce3" office:value-type="float" office:value="0.0000000000129906619315834" calcext:value-type="float">
            <text:p>1.29906619315834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.00330430299250284" calcext:value-type="float">
            <text:p>0.003304303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697.70023359304" calcext:value-type="float">
            <text:p>1697.700233593</text:p>
          </table:table-cell>
          <table:table-cell/>
          <table:table-cell table:style-name="ce4" table:formula="of:=[.F21]" office:value-type="float" office:value="1697.70023359304" calcext:value-type="float">
            <text:p>1697.700233593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4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454747350886464" calcext:value-type="float">
            <text:p>-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697.70023359304" calcext:value-type="float">
            <text:p>1697.700233593</text:p>
          </table:table-cell>
          <table:table-cell/>
          <table:table-cell table:style-name="ce4" table:formula="of:=[.F22]" office:value-type="float" office:value="1697.70023359304" calcext:value-type="float">
            <text:p>1697.700233593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00.91069519124" calcext:value-type="float">
            <text:p>2400.9106951912</text:p>
          </table:table-cell>
          <table:table-cell/>
          <table:table-cell table:style-name="ce4" table:formula="of:=[.F23]" office:value-type="float" office:value="2400.91069519124" calcext:value-type="float">
            <text:p>2400.9106951912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50521303491303E-018" calcext:value-type="float">
            <text:p>6.50521303491303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233649505309376" calcext:value-type="float">
            <text:p>0.0023364951</text:p>
          </table:table-cell>
          <table:table-cell/>
          <table:table-cell table:style-name="ce4" table:formula="of:=[.F24]" office:value-type="float" office:value="0.00233649506227953" calcext:value-type="float">
            <text:p>0.0023364951</text:p>
          </table:table-cell>
          <table:table-cell/>
          <table:table-cell table:formula="of:=[.M36]/[.O36]" office:value-type="float" office:value="0.999999996068569" calcext:value-type="float">
            <text:p>0.9999999961</text:p>
          </table:table-cell>
          <table:table-cell table:formula="of:=[.M36]-[.O36]" office:value-type="float" office:value="-0.00000000000918576976635666" calcext:value-type="float">
            <text:p>-9.19E-012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.20417042793042E-018" calcext:value-type="float">
            <text:p>5.20417042793042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233649505309376" calcext:value-type="float">
            <text:p>0.0023364951</text:p>
          </table:table-cell>
          <table:table-cell/>
          <table:table-cell table:style-name="ce4" table:formula="of:=[.F25]" office:value-type="float" office:value="0.00233649506227954" calcext:value-type="float">
            <text:p>0.0023364951</text:p>
          </table:table-cell>
          <table:table-cell/>
          <table:table-cell table:formula="of:=[.M37]/[.O37]" office:value-type="float" office:value="0.999999996068564" calcext:value-type="float">
            <text:p>0.9999999961</text:p>
          </table:table-cell>
          <table:table-cell table:formula="of:=[.M37]-[.O37]" office:value-type="float" office:value="-0.00000000000918577974101664" calcext:value-type="float">
            <text:p>-9.19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.50521303491303E-018" calcext:value-type="float">
            <text:p>6.50521303491303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.00330430299250284" calcext:value-type="float">
            <text:p>0.003304303</text:p>
          </table:table-cell>
          <table:table-cell/>
          <table:table-cell table:style-name="ce4" table:formula="of:=[.F26]" office:value-type="float" office:value="0.00330430297951218" calcext:value-type="float">
            <text:p>0.003304303</text:p>
          </table:table-cell>
          <table:table-cell/>
          <table:table-cell table:formula="of:=[.M38]/[.O38]" office:value-type="float" office:value="1.00000000393144" calcext:value-type="float">
            <text:p>1.0000000039</text:p>
          </table:table-cell>
          <table:table-cell table:formula="of:=[.M38]-[.O38]" office:value-type="float" office:value="0.000000000012990659763179" calcext:value-type="float">
            <text:p>1.30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682121026329696" calcext:value-type="float">
            <text:p>6.82121026329696E-0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697.70023359303" calcext:value-type="float">
            <text:p>1697.70023359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697.70023359303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697.70023359303" calcext:value-type="float">
            <text:p>1697.70023359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682121026329696" calcext:value-type="float">
            <text:p>6.82121026329696E-0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697.70023359303" calcext:value-type="float">
            <text:p>1697.700233593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697.70023359303" calcext:value-type="float">
            <text:p>-1.7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5" calcext:value-type="float">
            <text:p>2400.9106951913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109139364212751" calcext:value-type="float">
            <text:p>-1.0913936421275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00.91069519125" calcext:value-type="float">
            <text:p>2400.9106951913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00.91069519125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494632381" calcext:value-type="float">
            <text:p>0.0023364949</text:p>
          </table:table-cell>
          <table:table-cell/>
          <table:table-cell table:style-name="ce3" office:value-type="float" office:value="1.00000004569663" calcext:value-type="float">
            <text:p>1.0000000457</text:p>
          </table:table-cell>
          <table:table-cell table:style-name="ce3" office:value-type="float" office:value="0.000000000106769953989172" calcext:value-type="float">
            <text:p>1.06769953989172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233649494632381" calcext:value-type="float">
            <text:p>0.0023364949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233649494632381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233649505309376" calcext:value-type="float">
            <text:p>0.0023364951</text:p>
          </table:table-cell>
          <table:table-cell/>
          <table:table-cell table:style-name="ce3" office:value-type="float" office:value="0.00233649494632381" calcext:value-type="float">
            <text:p>0.0023364949</text:p>
          </table:table-cell>
          <table:table-cell/>
          <table:table-cell table:style-name="ce3" office:value-type="float" office:value="1.00000004569663" calcext:value-type="float">
            <text:p>1.0000000457</text:p>
          </table:table-cell>
          <table:table-cell table:style-name="ce3" office:value-type="float" office:value="0.000000000106769953555491" calcext:value-type="float">
            <text:p>1.0676995355549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233649494632381" calcext:value-type="float">
            <text:p>0.0023364949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233649494632381" calcext:value-type="float">
            <text:p>-2.34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31434983" calcext:value-type="float">
            <text:p>0.0033043031</text:p>
          </table:table-cell>
          <table:table-cell/>
          <table:table-cell table:style-name="ce3" office:value-type="float" office:value="0.999999954303388" calcext:value-type="float">
            <text:p>0.9999999543</text:p>
          </table:table-cell>
          <table:table-cell table:style-name="ce3" office:value-type="float" office:value="-0.000000000150995457456893" calcext:value-type="float">
            <text:p>-1.50995457456893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33043031434983" calcext:value-type="float">
            <text:p>0.0033043031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33043031434983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23359303" calcext:value-type="float">
            <text:p>1697.700233593</text:p>
          </table:table-cell>
          <table:table-cell/>
          <table:table-cell table:style-name="ce4" table:formula="of:=[.F33]" office:value-type="float" office:value="1697.70023359304" calcext:value-type="float">
            <text:p>1697.700233593</text:p>
          </table:table-cell>
          <table:table-cell/>
          <table:table-cell table:formula="of:=[.M57]/[.O57]" office:value-type="float" office:value="0.999999999999994" calcext:value-type="float">
            <text:p>1</text:p>
          </table:table-cell>
          <table:table-cell table:formula="of:=[.M57]-[.O57]" office:value-type="float" office:value="-0.0000000000100044417195022" calcext:value-type="float">
            <text:p>-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23359303" calcext:value-type="float">
            <text:p>1697.700233593</text:p>
          </table:table-cell>
          <table:table-cell/>
          <table:table-cell table:style-name="ce4" table:formula="of:=[.F34]" office:value-type="float" office:value="1697.70023359304" calcext:value-type="float">
            <text:p>1697.700233593</text:p>
          </table:table-cell>
          <table:table-cell/>
          <table:table-cell table:formula="of:=[.M58]/[.O58]" office:value-type="float" office:value="0.999999999999994" calcext:value-type="float">
            <text:p>1</text:p>
          </table:table-cell>
          <table:table-cell table:formula="of:=[.M58]-[.O58]" office:value-type="float" office:value="-0.0000000000100044417195022" calcext:value-type="float">
            <text:p>-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9519125" calcext:value-type="float">
            <text:p>2400.9106951913</text:p>
          </table:table-cell>
          <table:table-cell/>
          <table:table-cell table:style-name="ce4" table:formula="of:=[.F35]" office:value-type="float" office:value="2400.91069519124" calcext:value-type="float">
            <text:p>2400.9106951912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233649494632381" calcext:value-type="float">
            <text:p>0.0023364949</text:p>
          </table:table-cell>
          <table:table-cell/>
          <table:table-cell table:style-name="ce4" table:formula="of:=[.F36]" office:value-type="float" office:value="0.00233649505309376" calcext:value-type="float">
            <text:p>0.0023364951</text:p>
          </table:table-cell>
          <table:table-cell/>
          <table:table-cell table:formula="of:=[.M60]/[.O60]" office:value-type="float" office:value="0.99999995430337" calcext:value-type="float">
            <text:p>0.9999999543</text:p>
          </table:table-cell>
          <table:table-cell table:formula="of:=[.M60]-[.O60]" office:value-type="float" office:value="-0.000000000106769950086044" calcext:value-type="float">
            <text:p>-1.07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233649494632381" calcext:value-type="float">
            <text:p>0.0023364949</text:p>
          </table:table-cell>
          <table:table-cell/>
          <table:table-cell table:style-name="ce4" table:formula="of:=[.F37]" office:value-type="float" office:value="0.00233649505309376" calcext:value-type="float">
            <text:p>0.0023364951</text:p>
          </table:table-cell>
          <table:table-cell/>
          <table:table-cell table:formula="of:=[.M61]/[.O61]" office:value-type="float" office:value="0.99999995430337" calcext:value-type="float">
            <text:p>0.9999999543</text:p>
          </table:table-cell>
          <table:table-cell table:formula="of:=[.M61]-[.O61]" office:value-type="float" office:value="-0.000000000106769950086044" calcext:value-type="float">
            <text:p>-1.07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33043031434983" calcext:value-type="float">
            <text:p>0.0033043031</text:p>
          </table:table-cell>
          <table:table-cell/>
          <table:table-cell table:style-name="ce4" table:formula="of:=[.F38]" office:value-type="float" office:value="0.00330430299250284" calcext:value-type="float">
            <text:p>0.003304303</text:p>
          </table:table-cell>
          <table:table-cell/>
          <table:table-cell table:formula="of:=[.M62]/[.O62]" office:value-type="float" office:value="1.00000004569661" calcext:value-type="float">
            <text:p>1.0000000457</text:p>
          </table:table-cell>
          <table:table-cell table:formula="of:=[.M62]-[.O62]" office:value-type="float" office:value="0.000000000150995459625297" calcext:value-type="float">
            <text:p>1.51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697.70023359303" calcext:value-type="float">
            <text:p>1697.700233593</text:p>
          </table:table-cell>
          <table:table-cell/>
          <table:table-cell table:style-name="ce4" table:formula="of:=[.F21]" office:value-type="float" office:value="1697.70023359304" calcext:value-type="float">
            <text:p>1697.700233593</text:p>
          </table:table-cell>
          <table:table-cell/>
          <table:table-cell table:formula="of:=[.M69]/[.O69]" office:value-type="float" office:value="0.999999999999994" calcext:value-type="float">
            <text:p>1</text:p>
          </table:table-cell>
          <table:table-cell table:formula="of:=[.M69]-[.O69]" office:value-type="float" office:value="-0.0000000000100044417195022" calcext:value-type="float">
            <text:p>-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697.70023359303" calcext:value-type="float">
            <text:p>1697.700233593</text:p>
          </table:table-cell>
          <table:table-cell/>
          <table:table-cell table:style-name="ce4" table:formula="of:=[.F22]" office:value-type="float" office:value="1697.70023359304" calcext:value-type="float">
            <text:p>1697.700233593</text:p>
          </table:table-cell>
          <table:table-cell/>
          <table:table-cell table:formula="of:=[.M70]/[.O70]" office:value-type="float" office:value="0.999999999999994" calcext:value-type="float">
            <text:p>1</text:p>
          </table:table-cell>
          <table:table-cell table:formula="of:=[.M70]-[.O70]" office:value-type="float" office:value="-0.0000000000100044417195022" calcext:value-type="float">
            <text:p>-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00.91069519125" calcext:value-type="float">
            <text:p>2400.9106951913</text:p>
          </table:table-cell>
          <table:table-cell/>
          <table:table-cell table:style-name="ce4" table:formula="of:=[.F23]" office:value-type="float" office:value="2400.91069519124" calcext:value-type="float">
            <text:p>2400.9106951912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.0000000000100044417195022" calcext:value-type="float">
            <text:p>1.00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233649494632381" calcext:value-type="float">
            <text:p>0.0023364949</text:p>
          </table:table-cell>
          <table:table-cell/>
          <table:table-cell table:style-name="ce4" table:formula="of:=[.F24]" office:value-type="float" office:value="0.00233649506227953" calcext:value-type="float">
            <text:p>0.0023364951</text:p>
          </table:table-cell>
          <table:table-cell/>
          <table:table-cell table:formula="of:=[.M72]/[.O72]" office:value-type="float" office:value="0.999999950371939" calcext:value-type="float">
            <text:p>0.9999999504</text:p>
          </table:table-cell>
          <table:table-cell table:formula="of:=[.M72]-[.O72]" office:value-type="float" office:value="-0.000000000115955719852401" calcext:value-type="float">
            <text:p>-1.16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233649494632381" calcext:value-type="float">
            <text:p>0.0023364949</text:p>
          </table:table-cell>
          <table:table-cell/>
          <table:table-cell table:style-name="ce4" table:formula="of:=[.F25]" office:value-type="float" office:value="0.00233649506227954" calcext:value-type="float">
            <text:p>0.0023364951</text:p>
          </table:table-cell>
          <table:table-cell/>
          <table:table-cell table:formula="of:=[.M73]/[.O73]" office:value-type="float" office:value="0.999999950371934" calcext:value-type="float">
            <text:p>0.9999999504</text:p>
          </table:table-cell>
          <table:table-cell table:formula="of:=[.M73]-[.O73]" office:value-type="float" office:value="-0.000000000115955729827061" calcext:value-type="float">
            <text:p>-1.16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33043031434983" calcext:value-type="float">
            <text:p>0.0033043031</text:p>
          </table:table-cell>
          <table:table-cell/>
          <table:table-cell table:style-name="ce4" table:formula="of:=[.F26]" office:value-type="float" office:value="0.00330430297951218" calcext:value-type="float">
            <text:p>0.003304303</text:p>
          </table:table-cell>
          <table:table-cell/>
          <table:table-cell table:formula="of:=[.M74]/[.O74]" office:value-type="float" office:value="1.00000004962805" calcext:value-type="float">
            <text:p>1.0000000496</text:p>
          </table:table-cell>
          <table:table-cell table:formula="of:=[.M74]-[.O74]" office:value-type="float" office:value="0.000000000163986119388476" calcext:value-type="float">
            <text:p>1.64E-0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18" calcext:value-type="float">
            <text:p>1741.519042624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18" calcext:value-type="float">
            <text:p>1741.519042624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22235" calcext:value-type="float">
            <text:p>1741.519042222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222235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18" calcext:value-type="float">
            <text:p>1741.519042624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18" calcext:value-type="float">
            <text:p>1741.519042624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22235" calcext:value-type="float">
            <text:p>1741.519042222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222235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949777" calcext:value-type="float">
            <text:p>2462.8798494978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94977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7999861" calcext:value-type="float">
            <text:p>1.31510088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7999861" calcext:value-type="float">
            <text:p>1.3151008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7065652" calcext:value-type="float">
            <text:p>1.315100870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870656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7999861" calcext:value-type="float">
            <text:p>1.31510088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7999861" calcext:value-type="float">
            <text:p>1.3151008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7065652" calcext:value-type="float">
            <text:p>1.315100870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870656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51836316" calcext:value-type="float">
            <text:p>1.859833518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51836316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222235" calcext:value-type="float">
            <text:p>1741.5190422224</text:p>
          </table:table-cell>
          <table:table-cell/>
          <table:table-cell table:style-name="ce3" office:value-type="float" office:value="1.00000000023074" calcext:value-type="float">
            <text:p>1.0000000002</text:p>
          </table:table-cell>
          <table:table-cell table:style-name="ce3" office:value-type="float" office:value="0.000000401829993279534" calcext:value-type="float">
            <text:p>4.01829993279534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77956" calcext:value-type="float">
            <text:p>1741.519047795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7795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222235" calcext:value-type="float">
            <text:p>1741.5190422224</text:p>
          </table:table-cell>
          <table:table-cell/>
          <table:table-cell table:style-name="ce3" office:value-type="float" office:value="1.00000000023074" calcext:value-type="float">
            <text:p>1.0000000002</text:p>
          </table:table-cell>
          <table:table-cell table:style-name="ce3" office:value-type="float" office:value="0.000000401829993279534" calcext:value-type="float">
            <text:p>4.01829993279534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77956" calcext:value-type="float">
            <text:p>1741.519047795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7795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49777" calcext:value-type="float">
            <text:p>2462.8798494978</text:p>
          </table:table-cell>
          <table:table-cell/>
          <table:table-cell table:style-name="ce3" office:value-type="float" office:value="0.999999999883204" calcext:value-type="float">
            <text:p>0.9999999999</text:p>
          </table:table-cell>
          <table:table-cell table:style-name="ce3" office:value-type="float" office:value="-0.000000287654529529391" calcext:value-type="float">
            <text:p>-2.87654529529391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544802" calcext:value-type="float">
            <text:p>2462.879854480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54480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7065652" calcext:value-type="float">
            <text:p>1.3151008707</text:p>
          </table:table-cell>
          <table:table-cell/>
          <table:table-cell table:style-name="ce3" office:value-type="float" office:value="1.00000000710371" calcext:value-type="float">
            <text:p>1.0000000071</text:p>
          </table:table-cell>
          <table:table-cell table:style-name="ce3" office:value-type="float" office:value="0.00000000934209198888425" calcext:value-type="float">
            <text:p>9.34209198888425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3069614" calcext:value-type="float">
            <text:p>1.315100830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306961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7065652" calcext:value-type="float">
            <text:p>1.3151008707</text:p>
          </table:table-cell>
          <table:table-cell/>
          <table:table-cell table:style-name="ce3" office:value-type="float" office:value="1.00000000710371" calcext:value-type="float">
            <text:p>1.0000000071</text:p>
          </table:table-cell>
          <table:table-cell table:style-name="ce3" office:value-type="float" office:value="0.00000000934209198888425" calcext:value-type="float">
            <text:p>9.3420919888842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3069614" calcext:value-type="float">
            <text:p>1.315100830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306961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1836316" calcext:value-type="float">
            <text:p>1.8598335184</text:p>
          </table:table-cell>
          <table:table-cell/>
          <table:table-cell table:style-name="ce3" office:value-type="float" office:value="0.999999990332284" calcext:value-type="float">
            <text:p>0.9999999903</text:p>
          </table:table-cell>
          <table:table-cell table:style-name="ce3" office:value-type="float" office:value="-0.000000017980342548185" calcext:value-type="float">
            <text:p>-0.000000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36405218" calcext:value-type="float">
            <text:p>1.859833364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3640521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77956" calcext:value-type="float">
            <text:p>1741.5190477956</text:p>
          </table:table-cell>
          <table:table-cell/>
          <table:table-cell table:style-name="ce3" office:value-type="float" office:value="0.99999999703051" calcext:value-type="float">
            <text:p>0.999999997</text:p>
          </table:table-cell>
          <table:table-cell table:style-name="ce3" office:value-type="float" office:value="-0.00000517142416356364" calcext:value-type="float">
            <text:p>-5.17142416356364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77956" calcext:value-type="float">
            <text:p>1741.5190477956</text:p>
          </table:table-cell>
          <table:table-cell/>
          <table:table-cell table:style-name="ce4" table:formula="of:=[.F21]" office:value-type="float" office:value="1741.51904222235" calcext:value-type="float">
            <text:p>1741.5190422224</text:p>
          </table:table-cell>
          <table:table-cell/>
          <table:table-cell table:formula="of:=[.M33]/[.O33]" office:value-type="float" office:value="1.00000000320022" calcext:value-type="float">
            <text:p>1.0000000032</text:p>
          </table:table-cell>
          <table:table-cell table:formula="of:=[.M33]-[.O33]" office:value-type="float" office:value="0.00000557325006411702" calcext:value-type="float">
            <text:p>5.5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77956" calcext:value-type="float">
            <text:p>1741.5190477956</text:p>
          </table:table-cell>
          <table:table-cell/>
          <table:table-cell table:style-name="ce3" office:value-type="float" office:value="0.99999999703051" calcext:value-type="float">
            <text:p>0.999999997</text:p>
          </table:table-cell>
          <table:table-cell table:style-name="ce3" office:value-type="float" office:value="-0.00000517142416356364" calcext:value-type="float">
            <text:p>-5.17142416356364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77956" calcext:value-type="float">
            <text:p>1741.5190477956</text:p>
          </table:table-cell>
          <table:table-cell/>
          <table:table-cell table:style-name="ce4" table:formula="of:=[.F22]" office:value-type="float" office:value="1741.51904222235" calcext:value-type="float">
            <text:p>1741.5190422224</text:p>
          </table:table-cell>
          <table:table-cell/>
          <table:table-cell table:formula="of:=[.M34]/[.O34]" office:value-type="float" office:value="1.00000000320022" calcext:value-type="float">
            <text:p>1.0000000032</text:p>
          </table:table-cell>
          <table:table-cell table:formula="of:=[.M34]-[.O34]" office:value-type="float" office:value="0.00000557325006411702" calcext:value-type="float">
            <text:p>5.57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544802" calcext:value-type="float">
            <text:p>2462.8798544802</text:p>
          </table:table-cell>
          <table:table-cell/>
          <table:table-cell table:style-name="ce3" office:value-type="float" office:value="0.999999997860197" calcext:value-type="float">
            <text:p>0.9999999979</text:p>
          </table:table-cell>
          <table:table-cell table:style-name="ce3" office:value-type="float" office:value="-0.000005270078418107" calcext:value-type="float">
            <text:p>-5.27007841810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544802" calcext:value-type="float">
            <text:p>2462.8798544802</text:p>
          </table:table-cell>
          <table:table-cell/>
          <table:table-cell table:style-name="ce4" table:formula="of:=[.F23]" office:value-type="float" office:value="2462.87984949777" calcext:value-type="float">
            <text:p>2462.8798494978</text:p>
          </table:table-cell>
          <table:table-cell/>
          <table:table-cell table:formula="of:=[.M35]/[.O35]" office:value-type="float" office:value="1.00000000202301" calcext:value-type="float">
            <text:p>1.000000002</text:p>
          </table:table-cell>
          <table:table-cell table:formula="of:=[.M35]-[.O35]" office:value-type="float" office:value="0.00000498242980029318" calcext:value-type="float">
            <text:p>4.9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3069614" calcext:value-type="float">
            <text:p>1.3151008307</text:p>
          </table:table-cell>
          <table:table-cell/>
          <table:table-cell table:style-name="ce3" office:value-type="float" office:value="1.0000000374895" calcext:value-type="float">
            <text:p>1.0000000375</text:p>
          </table:table-cell>
          <table:table-cell table:style-name="ce3" office:value-type="float" office:value="0.0000000493024707726164" calcext:value-type="float">
            <text:p>4.9302470772616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3069614" calcext:value-type="float">
            <text:p>1.3151008307</text:p>
          </table:table-cell>
          <table:table-cell/>
          <table:table-cell table:style-name="ce4" table:formula="of:=[.F24]" office:value-type="float" office:value="1.31510087065652" calcext:value-type="float">
            <text:p>1.3151008707</text:p>
          </table:table-cell>
          <table:table-cell/>
          <table:table-cell table:formula="of:=[.M36]/[.O36]" office:value-type="float" office:value="0.999999969614209" calcext:value-type="float">
            <text:p>0.9999999696</text:p>
          </table:table-cell>
          <table:table-cell table:formula="of:=[.M36]-[.O36]" office:value-type="float" office:value="-0.0000000399603798939552" calcext:value-type="float">
            <text:p>-4.0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3069614" calcext:value-type="float">
            <text:p>1.3151008307</text:p>
          </table:table-cell>
          <table:table-cell/>
          <table:table-cell table:style-name="ce3" office:value-type="float" office:value="1.0000000374895" calcext:value-type="float">
            <text:p>1.0000000375</text:p>
          </table:table-cell>
          <table:table-cell table:style-name="ce3" office:value-type="float" office:value="0.0000000493024707726164" calcext:value-type="float">
            <text:p>4.93024707726164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3069614" calcext:value-type="float">
            <text:p>1.3151008307</text:p>
          </table:table-cell>
          <table:table-cell/>
          <table:table-cell table:style-name="ce4" table:formula="of:=[.F25]" office:value-type="float" office:value="1.31510087065652" calcext:value-type="float">
            <text:p>1.3151008707</text:p>
          </table:table-cell>
          <table:table-cell/>
          <table:table-cell table:formula="of:=[.M37]/[.O37]" office:value-type="float" office:value="0.999999969614209" calcext:value-type="float">
            <text:p>0.9999999696</text:p>
          </table:table-cell>
          <table:table-cell table:formula="of:=[.M37]-[.O37]" office:value-type="float" office:value="-0.0000000399603798939552" calcext:value-type="float">
            <text:p>-4.0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36405218" calcext:value-type="float">
            <text:p>1.8598333641</text:p>
          </table:table-cell>
          <table:table-cell/>
          <table:table-cell table:style-name="ce3" office:value-type="float" office:value="1.00000007330261" calcext:value-type="float">
            <text:p>1.0000000733</text:p>
          </table:table-cell>
          <table:table-cell table:style-name="ce3" office:value-type="float" office:value="0.000000136330646549609" calcext:value-type="float">
            <text:p>1.36330646549609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36405218" calcext:value-type="float">
            <text:p>1.8598333641</text:p>
          </table:table-cell>
          <table:table-cell/>
          <table:table-cell table:style-name="ce4" table:formula="of:=[.F26]" office:value-type="float" office:value="1.85983351836316" calcext:value-type="float">
            <text:p>1.8598335184</text:p>
          </table:table-cell>
          <table:table-cell/>
          <table:table-cell table:formula="of:=[.M38]/[.O38]" office:value-type="float" office:value="0.999999917029681" calcext:value-type="float">
            <text:p>0.999999917</text:p>
          </table:table-cell>
          <table:table-cell table:formula="of:=[.M38]-[.O38]" office:value-type="float" office:value="-0.000000154310979993966" calcext:value-type="float">
            <text:p>-1.5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126986" calcext:value-type="float">
            <text:p>1741.5190412699</text:p>
          </table:table-cell>
          <table:table-cell/>
          <table:table-cell table:style-name="ce3" office:value-type="float" office:value="1.00000000077767" calcext:value-type="float">
            <text:p>1.0000000008</text:p>
          </table:table-cell>
          <table:table-cell table:style-name="ce3" office:value-type="float" office:value="0.00000135431832859467" calcext:value-type="float">
            <text:p>1.35431832859467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126986" calcext:value-type="float">
            <text:p>1741.5190412699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12698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18" calcext:value-type="float">
            <text:p>1741.5190426242</text:p>
          </table:table-cell>
          <table:table-cell/>
          <table:table-cell table:style-name="ce3" office:value-type="float" office:value="1741.51904126986" calcext:value-type="float">
            <text:p>1741.5190412699</text:p>
          </table:table-cell>
          <table:table-cell/>
          <table:table-cell table:style-name="ce3" office:value-type="float" office:value="1.00000000077767" calcext:value-type="float">
            <text:p>1.0000000008</text:p>
          </table:table-cell>
          <table:table-cell table:style-name="ce3" office:value-type="float" office:value="0.00000135431832859467" calcext:value-type="float">
            <text:p>1.35431832859467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126986" calcext:value-type="float">
            <text:p>1741.519041269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126986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5112639" calcext:value-type="float">
            <text:p>2462.8798511264</text:p>
          </table:table-cell>
          <table:table-cell/>
          <table:table-cell table:style-name="ce3" office:value-type="float" office:value="0.999999999221938" calcext:value-type="float">
            <text:p>0.9999999992</text:p>
          </table:table-cell>
          <table:table-cell table:style-name="ce3" office:value-type="float" office:value="-0.00000191627395906835" calcext:value-type="float">
            <text:p>-1.91627395906835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5112639" calcext:value-type="float">
            <text:p>2462.8798511264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511263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4051417" calcext:value-type="float">
            <text:p>1.3151008405</text:p>
          </table:table-cell>
          <table:table-cell/>
          <table:table-cell table:style-name="ce3" office:value-type="float" office:value="1.00000003002388" calcext:value-type="float">
            <text:p>1.00000003</text:p>
          </table:table-cell>
          <table:table-cell table:style-name="ce3" office:value-type="float" office:value="0.0000000394844354989488" calcext:value-type="float">
            <text:p>3.94844354989488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4051417" calcext:value-type="float">
            <text:p>1.315100840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4051417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7999861" calcext:value-type="float">
            <text:p>1.31510088</text:p>
          </table:table-cell>
          <table:table-cell/>
          <table:table-cell table:style-name="ce3" office:value-type="float" office:value="1.31510084051417" calcext:value-type="float">
            <text:p>1.3151008405</text:p>
          </table:table-cell>
          <table:table-cell/>
          <table:table-cell table:style-name="ce3" office:value-type="float" office:value="1.00000003002388" calcext:value-type="float">
            <text:p>1.00000003</text:p>
          </table:table-cell>
          <table:table-cell table:style-name="ce3" office:value-type="float" office:value="0.0000000394844354989488" calcext:value-type="float">
            <text:p>3.94844354989488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4051417" calcext:value-type="float">
            <text:p>1.315100840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4051417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5637595" calcext:value-type="float">
            <text:p>1.8598335564</text:p>
          </table:table-cell>
          <table:table-cell/>
          <table:table-cell table:style-name="ce3" office:value-type="float" office:value="0.999999969893473" calcext:value-type="float">
            <text:p>0.9999999699</text:p>
          </table:table-cell>
          <table:table-cell table:style-name="ce3" office:value-type="float" office:value="-0.0000000559931292443139" calcext:value-type="float">
            <text:p>-0.00000005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5637595" calcext:value-type="float">
            <text:p>1.8598335564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5637595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56843418860808" calcext:value-type="float">
            <text:p>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126986" calcext:value-type="float">
            <text:p>1741.5190412699</text:p>
          </table:table-cell>
          <table:table-cell/>
          <table:table-cell table:style-name="ce4" table:formula="of:=[.F33]" office:value-type="float" office:value="1741.5190477956" calcext:value-type="float">
            <text:p>1741.5190477956</text:p>
          </table:table-cell>
          <table:table-cell/>
          <table:table-cell table:formula="of:=[.M57]/[.O57]" office:value-type="float" office:value="0.999999996252846" calcext:value-type="float">
            <text:p>0.9999999963</text:p>
          </table:table-cell>
          <table:table-cell table:formula="of:=[.M57]-[.O57]" office:value-type="float" office:value="-0.00000652573999104789" calcext:value-type="float">
            <text:p>-6.5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126986" calcext:value-type="float">
            <text:p>1741.5190412699</text:p>
          </table:table-cell>
          <table:table-cell/>
          <table:table-cell table:style-name="ce4" table:formula="of:=[.F34]" office:value-type="float" office:value="1741.5190477956" calcext:value-type="float">
            <text:p>1741.5190477956</text:p>
          </table:table-cell>
          <table:table-cell/>
          <table:table-cell table:formula="of:=[.M58]/[.O58]" office:value-type="float" office:value="0.999999996252846" calcext:value-type="float">
            <text:p>0.9999999963</text:p>
          </table:table-cell>
          <table:table-cell table:formula="of:=[.M58]-[.O58]" office:value-type="float" office:value="-0.00000652573999104789" calcext:value-type="float">
            <text:p>-6.5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5112639" calcext:value-type="float">
            <text:p>2462.8798511264</text:p>
          </table:table-cell>
          <table:table-cell/>
          <table:table-cell table:style-name="ce4" table:formula="of:=[.F35]" office:value-type="float" office:value="2462.8798544802" calcext:value-type="float">
            <text:p>2462.8798544802</text:p>
          </table:table-cell>
          <table:table-cell/>
          <table:table-cell table:formula="of:=[.M59]/[.O59]" office:value-type="float" office:value="0.999999998638257" calcext:value-type="float">
            <text:p>0.9999999986</text:p>
          </table:table-cell>
          <table:table-cell table:formula="of:=[.M59]-[.O59]" office:value-type="float" office:value="-0.00000335380991600687" calcext:value-type="float">
            <text:p>-3.35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4051417" calcext:value-type="float">
            <text:p>1.3151008405</text:p>
          </table:table-cell>
          <table:table-cell/>
          <table:table-cell table:style-name="ce4" table:formula="of:=[.F36]" office:value-type="float" office:value="1.31510083069614" calcext:value-type="float">
            <text:p>1.3151008307</text:p>
          </table:table-cell>
          <table:table-cell/>
          <table:table-cell table:formula="of:=[.M60]/[.O60]" office:value-type="float" office:value="1.00000000746561" calcext:value-type="float">
            <text:p>1.0000000075</text:p>
          </table:table-cell>
          <table:table-cell table:formula="of:=[.M60]-[.O60]" office:value-type="float" office:value="0.00000000981802994459713" calcext:value-type="float">
            <text:p>9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4051417" calcext:value-type="float">
            <text:p>1.3151008405</text:p>
          </table:table-cell>
          <table:table-cell/>
          <table:table-cell table:style-name="ce4" table:formula="of:=[.F37]" office:value-type="float" office:value="1.31510083069614" calcext:value-type="float">
            <text:p>1.3151008307</text:p>
          </table:table-cell>
          <table:table-cell/>
          <table:table-cell table:formula="of:=[.M61]/[.O61]" office:value-type="float" office:value="1.00000000746561" calcext:value-type="float">
            <text:p>1.0000000075</text:p>
          </table:table-cell>
          <table:table-cell table:formula="of:=[.M61]-[.O61]" office:value-type="float" office:value="0.00000000981802994459713" calcext:value-type="float">
            <text:p>9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5637595" calcext:value-type="float">
            <text:p>1.8598335564</text:p>
          </table:table-cell>
          <table:table-cell/>
          <table:table-cell table:style-name="ce4" table:formula="of:=[.F38]" office:value-type="float" office:value="1.85983336405218" calcext:value-type="float">
            <text:p>1.8598333641</text:p>
          </table:table-cell>
          <table:table-cell/>
          <table:table-cell table:formula="of:=[.M62]/[.O62]" office:value-type="float" office:value="1.00000010340914" calcext:value-type="float">
            <text:p>1.0000001034</text:p>
          </table:table-cell>
          <table:table-cell table:formula="of:=[.M62]-[.O62]" office:value-type="float" office:value="0.000000192323770020764" calcext:value-type="float">
            <text:p>1.9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126986" calcext:value-type="float">
            <text:p>1741.5190412699</text:p>
          </table:table-cell>
          <table:table-cell/>
          <table:table-cell table:style-name="ce4" table:formula="of:=[.F21]" office:value-type="float" office:value="1741.51904222235" calcext:value-type="float">
            <text:p>1741.5190422224</text:p>
          </table:table-cell>
          <table:table-cell/>
          <table:table-cell table:formula="of:=[.M69]/[.O69]" office:value-type="float" office:value="0.99999999945307" calcext:value-type="float">
            <text:p>0.9999999995</text:p>
          </table:table-cell>
          <table:table-cell table:formula="of:=[.M69]-[.O69]" office:value-type="float" office:value="-0.000000952489926930866" calcext:value-type="float">
            <text:p>-9.5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126986" calcext:value-type="float">
            <text:p>1741.5190412699</text:p>
          </table:table-cell>
          <table:table-cell/>
          <table:table-cell table:style-name="ce4" table:formula="of:=[.F22]" office:value-type="float" office:value="1741.51904222235" calcext:value-type="float">
            <text:p>1741.5190422224</text:p>
          </table:table-cell>
          <table:table-cell/>
          <table:table-cell table:formula="of:=[.M70]/[.O70]" office:value-type="float" office:value="0.99999999945307" calcext:value-type="float">
            <text:p>0.9999999995</text:p>
          </table:table-cell>
          <table:table-cell table:formula="of:=[.M70]-[.O70]" office:value-type="float" office:value="-0.000000952489926930866" calcext:value-type="float">
            <text:p>-9.5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5112639" calcext:value-type="float">
            <text:p>2462.8798511264</text:p>
          </table:table-cell>
          <table:table-cell/>
          <table:table-cell table:style-name="ce4" table:formula="of:=[.F23]" office:value-type="float" office:value="2462.87984949777" calcext:value-type="float">
            <text:p>2462.8798494978</text:p>
          </table:table-cell>
          <table:table-cell/>
          <table:table-cell table:formula="of:=[.M71]/[.O71]" office:value-type="float" office:value="1.00000000066127" calcext:value-type="float">
            <text:p>1.0000000007</text:p>
          </table:table-cell>
          <table:table-cell table:formula="of:=[.M71]-[.O71]" office:value-type="float" office:value="0.00000162861988428631" calcext:value-type="float">
            <text:p>1.6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4051417" calcext:value-type="float">
            <text:p>1.3151008405</text:p>
          </table:table-cell>
          <table:table-cell/>
          <table:table-cell table:style-name="ce4" table:formula="of:=[.F24]" office:value-type="float" office:value="1.31510087065652" calcext:value-type="float">
            <text:p>1.3151008707</text:p>
          </table:table-cell>
          <table:table-cell/>
          <table:table-cell table:formula="of:=[.M72]/[.O72]" office:value-type="float" office:value="0.999999977079819" calcext:value-type="float">
            <text:p>0.9999999771</text:p>
          </table:table-cell>
          <table:table-cell table:formula="of:=[.M72]-[.O72]" office:value-type="float" office:value="-0.000000030142349949358" calcext:value-type="float">
            <text:p>-3.0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4051417" calcext:value-type="float">
            <text:p>1.3151008405</text:p>
          </table:table-cell>
          <table:table-cell/>
          <table:table-cell table:style-name="ce4" table:formula="of:=[.F25]" office:value-type="float" office:value="1.31510087065652" calcext:value-type="float">
            <text:p>1.3151008707</text:p>
          </table:table-cell>
          <table:table-cell/>
          <table:table-cell table:formula="of:=[.M73]/[.O73]" office:value-type="float" office:value="0.999999977079819" calcext:value-type="float">
            <text:p>0.9999999771</text:p>
          </table:table-cell>
          <table:table-cell table:formula="of:=[.M73]-[.O73]" office:value-type="float" office:value="-0.000000030142349949358" calcext:value-type="float">
            <text:p>-3.0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5637595" calcext:value-type="float">
            <text:p>1.8598335564</text:p>
          </table:table-cell>
          <table:table-cell/>
          <table:table-cell table:style-name="ce4" table:formula="of:=[.F26]" office:value-type="float" office:value="1.85983351836316" calcext:value-type="float">
            <text:p>1.8598335184</text:p>
          </table:table-cell>
          <table:table-cell/>
          <table:table-cell table:formula="of:=[.M74]/[.O74]" office:value-type="float" office:value="1.00000002043881" calcext:value-type="float">
            <text:p>1.0000000204</text:p>
          </table:table-cell>
          <table:table-cell table:formula="of:=[.M74]-[.O74]" office:value-type="float" office:value="0.0000000380127900267979" calcext:value-type="float">
            <text:p>3.8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42" calcext:value-type="float">
            <text:p>1741.5190426244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42" calcext:value-type="float">
            <text:p>1741.519042624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87944" calcext:value-type="float">
            <text:p>1741.519042879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28794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42" calcext:value-type="float">
            <text:p>1741.5190426244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42" calcext:value-type="float">
            <text:p>1741.519042624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87944" calcext:value-type="float">
            <text:p>1741.5190428794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28794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46" calcext:value-type="float">
            <text:p>2462.8798492105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46" calcext:value-type="float">
            <text:p>2462.879849210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884712" calcext:value-type="float">
            <text:p>2462.879848847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88471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4699" calcext:value-type="float">
            <text:p>1.31510088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4699" calcext:value-type="float">
            <text:p>1.3151008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729202" calcext:value-type="float">
            <text:p>1.315100887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8872920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4699" calcext:value-type="float">
            <text:p>1.31510088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4699" calcext:value-type="float">
            <text:p>1.3151008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729202" calcext:value-type="float">
            <text:p>1.315100887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8872920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124" calcext:value-type="float">
            <text:p>1.859833500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124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9027091" calcext:value-type="float">
            <text:p>1.859833490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4902709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87944" calcext:value-type="float">
            <text:p>1741.5190428794</text:p>
          </table:table-cell>
          <table:table-cell/>
          <table:table-cell table:style-name="ce3" office:value-type="float" office:value="0.999999999853566" calcext:value-type="float">
            <text:p>0.9999999999</text:p>
          </table:table-cell>
          <table:table-cell table:style-name="ce3" office:value-type="float" office:value="-0.000000255018221650971" calcext:value-type="float">
            <text:p>-0.00000025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88127" calcext:value-type="float">
            <text:p>1741.51904288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8812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87944" calcext:value-type="float">
            <text:p>1741.5190428794</text:p>
          </table:table-cell>
          <table:table-cell/>
          <table:table-cell table:style-name="ce3" office:value-type="float" office:value="0.999999999853566" calcext:value-type="float">
            <text:p>0.9999999999</text:p>
          </table:table-cell>
          <table:table-cell table:style-name="ce3" office:value-type="float" office:value="-0.000000255017994277296" calcext:value-type="float">
            <text:p>-0.00000025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88127" calcext:value-type="float">
            <text:p>1741.519042881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8812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884712" calcext:value-type="float">
            <text:p>2462.8798488471</text:p>
          </table:table-cell>
          <table:table-cell/>
          <table:table-cell table:style-name="ce3" office:value-type="float" office:value="1.00000000014753" calcext:value-type="float">
            <text:p>1.0000000001</text:p>
          </table:table-cell>
          <table:table-cell table:style-name="ce3" office:value-type="float" office:value="0.000000363338131137425" calcext:value-type="float">
            <text:p>3.6333813113742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01532" calcext:value-type="float">
            <text:p>2462.8798490153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0153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8729202" calcext:value-type="float">
            <text:p>1.3151008873</text:p>
          </table:table-cell>
          <table:table-cell/>
          <table:table-cell table:style-name="ce3" office:value-type="float" office:value="0.999999994490892" calcext:value-type="float">
            <text:p>0.9999999945</text:p>
          </table:table-cell>
          <table:table-cell table:style-name="ce3" office:value-type="float" office:value="-0.00000000724503324001091" calcext:value-type="float">
            <text:p>-7.24503324001091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553446" calcext:value-type="float">
            <text:p>1.3151008855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855344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8729202" calcext:value-type="float">
            <text:p>1.3151008873</text:p>
          </table:table-cell>
          <table:table-cell/>
          <table:table-cell table:style-name="ce3" office:value-type="float" office:value="0.999999994490891" calcext:value-type="float">
            <text:p>0.9999999945</text:p>
          </table:table-cell>
          <table:table-cell table:style-name="ce3" office:value-type="float" office:value="-0.00000000724503346205552" calcext:value-type="float">
            <text:p>-7.24503346205552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553446" calcext:value-type="float">
            <text:p>1.315100885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855344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49027091" calcext:value-type="float">
            <text:p>1.8598334903</text:p>
          </table:table-cell>
          <table:table-cell/>
          <table:table-cell table:style-name="ce3" office:value-type="float" office:value="1.00000000547379" calcext:value-type="float">
            <text:p>1.0000000055</text:p>
          </table:table-cell>
          <table:table-cell table:style-name="ce3" office:value-type="float" office:value="0.0000000101803321328475" calcext:value-type="float">
            <text:p>1.0180332132847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48995739" calcext:value-type="float">
            <text:p>1.85983349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48995739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88127" calcext:value-type="float">
            <text:p>1741.5190428813</text:p>
          </table:table-cell>
          <table:table-cell/>
          <table:table-cell table:style-name="ce3" office:value-type="float" office:value="0.999999999852513" calcext:value-type="float">
            <text:p>0.9999999999</text:p>
          </table:table-cell>
          <table:table-cell table:style-name="ce3" office:value-type="float" office:value="-0.000000256850853475044" calcext:value-type="float">
            <text:p>-2.56850853475044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88127" calcext:value-type="float">
            <text:p>1741.5190428813</text:p>
          </table:table-cell>
          <table:table-cell/>
          <table:table-cell table:style-name="ce4" table:formula="of:=[.F21]" office:value-type="float" office:value="1741.51904287944" calcext:value-type="float">
            <text:p>1741.5190428794</text:p>
          </table:table-cell>
          <table:table-cell/>
          <table:table-cell table:formula="of:=[.M33]/[.O33]" office:value-type="float" office:value="1.00000000000105" calcext:value-type="float">
            <text:p>1</text:p>
          </table:table-cell>
          <table:table-cell table:formula="of:=[.M33]-[.O33]" office:value-type="float" office:value="0.00000000183013071364257" calcext:value-type="float">
            <text:p>1.83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88127" calcext:value-type="float">
            <text:p>1741.5190428813</text:p>
          </table:table-cell>
          <table:table-cell/>
          <table:table-cell table:style-name="ce3" office:value-type="float" office:value="0.999999999852513" calcext:value-type="float">
            <text:p>0.9999999999</text:p>
          </table:table-cell>
          <table:table-cell table:style-name="ce3" office:value-type="float" office:value="-0.000000256850853475044" calcext:value-type="float">
            <text:p>-2.56850853475044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88127" calcext:value-type="float">
            <text:p>1741.5190428813</text:p>
          </table:table-cell>
          <table:table-cell/>
          <table:table-cell table:style-name="ce4" table:formula="of:=[.F22]" office:value-type="float" office:value="1741.51904287944" calcext:value-type="float">
            <text:p>1741.5190428794</text:p>
          </table:table-cell>
          <table:table-cell/>
          <table:table-cell table:formula="of:=[.M34]/[.O34]" office:value-type="float" office:value="1.00000000000105" calcext:value-type="float">
            <text:p>1</text:p>
          </table:table-cell>
          <table:table-cell table:formula="of:=[.M34]-[.O34]" office:value-type="float" office:value="0.00000000183013071364257" calcext:value-type="float">
            <text:p>1.83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4901532" calcext:value-type="float">
            <text:p>2462.8798490153</text:p>
          </table:table-cell>
          <table:table-cell/>
          <table:table-cell table:style-name="ce3" office:value-type="float" office:value="1.00000000007923" calcext:value-type="float">
            <text:p>1.0000000001</text:p>
          </table:table-cell>
          <table:table-cell table:style-name="ce3" office:value-type="float" office:value="0.000000195137999980943" calcext:value-type="float">
            <text:p>1.95137999980943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01532" calcext:value-type="float">
            <text:p>2462.8798490153</text:p>
          </table:table-cell>
          <table:table-cell/>
          <table:table-cell table:style-name="ce4" table:formula="of:=[.F23]" office:value-type="float" office:value="2462.87984884712" calcext:value-type="float">
            <text:p>2462.8798488471</text:p>
          </table:table-cell>
          <table:table-cell/>
          <table:table-cell table:formula="of:=[.M35]/[.O35]" office:value-type="float" office:value="1.00000000006829" calcext:value-type="float">
            <text:p>1.0000000001</text:p>
          </table:table-cell>
          <table:table-cell table:formula="of:=[.M35]-[.O35]" office:value-type="float" office:value="0.000000168200131156482" calcext:value-type="float">
            <text:p>1.6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8553446" calcext:value-type="float">
            <text:p>1.3151008855</text:p>
          </table:table-cell>
          <table:table-cell/>
          <table:table-cell table:style-name="ce3" office:value-type="float" office:value="0.999999995827336" calcext:value-type="float">
            <text:p>0.9999999958</text:p>
          </table:table-cell>
          <table:table-cell table:style-name="ce3" office:value-type="float" office:value="-0.0000000054874742527744" calcext:value-type="float">
            <text:p>-5.4874742527744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8553446" calcext:value-type="float">
            <text:p>1.3151008855</text:p>
          </table:table-cell>
          <table:table-cell/>
          <table:table-cell table:style-name="ce4" table:formula="of:=[.F24]" office:value-type="float" office:value="1.31510088729202" calcext:value-type="float">
            <text:p>1.3151008873</text:p>
          </table:table-cell>
          <table:table-cell/>
          <table:table-cell table:formula="of:=[.M36]/[.O36]" office:value-type="float" office:value="0.999999998663555" calcext:value-type="float">
            <text:p>0.9999999987</text:p>
          </table:table-cell>
          <table:table-cell table:formula="of:=[.M36]-[.O36]" office:value-type="float" office:value="-0.00000000175756009745953" calcext:value-type="float">
            <text:p>-1.7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8553446" calcext:value-type="float">
            <text:p>1.3151008855</text:p>
          </table:table-cell>
          <table:table-cell/>
          <table:table-cell table:style-name="ce3" office:value-type="float" office:value="0.999999995827336" calcext:value-type="float">
            <text:p>0.9999999958</text:p>
          </table:table-cell>
          <table:table-cell table:style-name="ce3" office:value-type="float" office:value="-0.00000000548747469686361" calcext:value-type="float">
            <text:p>-5.4874746968636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8553446" calcext:value-type="float">
            <text:p>1.3151008855</text:p>
          </table:table-cell>
          <table:table-cell/>
          <table:table-cell table:style-name="ce4" table:formula="of:=[.F25]" office:value-type="float" office:value="1.31510088729202" calcext:value-type="float">
            <text:p>1.3151008873</text:p>
          </table:table-cell>
          <table:table-cell/>
          <table:table-cell table:formula="of:=[.M37]/[.O37]" office:value-type="float" office:value="0.999999998663555" calcext:value-type="float">
            <text:p>0.9999999987</text:p>
          </table:table-cell>
          <table:table-cell table:formula="of:=[.M37]-[.O37]" office:value-type="float" office:value="-0.00000000175756009745953" calcext:value-type="float">
            <text:p>-1.7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48995739" calcext:value-type="float">
            <text:p>1.85983349</text:p>
          </table:table-cell>
          <table:table-cell/>
          <table:table-cell table:style-name="ce3" office:value-type="float" office:value="1.00000000564236" calcext:value-type="float">
            <text:p>1.0000000056</text:p>
          </table:table-cell>
          <table:table-cell table:style-name="ce3" office:value-type="float" office:value="0.0000000104938548961542" calcext:value-type="float">
            <text:p>1.0493854896154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48995739" calcext:value-type="float">
            <text:p>1.85983349</text:p>
          </table:table-cell>
          <table:table-cell/>
          <table:table-cell table:style-name="ce4" table:formula="of:=[.F26]" office:value-type="float" office:value="1.85983349027091" calcext:value-type="float">
            <text:p>1.8598334903</text:p>
          </table:table-cell>
          <table:table-cell/>
          <table:table-cell table:formula="of:=[.M38]/[.O38]" office:value-type="float" office:value="0.999999999831426" calcext:value-type="float">
            <text:p>0.9999999998</text:p>
          </table:table-cell>
          <table:table-cell table:formula="of:=[.M38]-[.O38]" office:value-type="float" office:value="-0.000000000313520320815996" calcext:value-type="float">
            <text:p>-3.14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7105427357601" calcext:value-type="float">
            <text:p>-7.105427357601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01603" calcext:value-type="float">
            <text:p>1741.519042016</text:p>
          </table:table-cell>
          <table:table-cell/>
          <table:table-cell table:style-name="ce3" office:value-type="float" office:value="1.00000000034934" calcext:value-type="float">
            <text:p>1.0000000003</text:p>
          </table:table-cell>
          <table:table-cell table:style-name="ce3" office:value-type="float" office:value="0.000000608390791967395" calcext:value-type="float">
            <text:p>6.08390791967395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01603" calcext:value-type="float">
            <text:p>1741.519042016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01603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42" calcext:value-type="float">
            <text:p>1741.5190426244</text:p>
          </table:table-cell>
          <table:table-cell/>
          <table:table-cell table:style-name="ce3" office:value-type="float" office:value="1741.51904201603" calcext:value-type="float">
            <text:p>1741.519042016</text:p>
          </table:table-cell>
          <table:table-cell/>
          <table:table-cell table:style-name="ce3" office:value-type="float" office:value="1.00000000034934" calcext:value-type="float">
            <text:p>1.0000000003</text:p>
          </table:table-cell>
          <table:table-cell table:style-name="ce3" office:value-type="float" office:value="0.00000060839101934107" calcext:value-type="float">
            <text:p>6.0839101934107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01603" calcext:value-type="float">
            <text:p>1741.519042016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01603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46" calcext:value-type="float">
            <text:p>2462.8798492105</text:p>
          </table:table-cell>
          <table:table-cell/>
          <table:table-cell table:style-name="ce3" office:value-type="float" office:value="2462.87985007109" calcext:value-type="float">
            <text:p>2462.8798500711</text:p>
          </table:table-cell>
          <table:table-cell/>
          <table:table-cell table:style-name="ce3" office:value-type="float" office:value="0.999999999650563" calcext:value-type="float">
            <text:p>0.9999999997</text:p>
          </table:table-cell>
          <table:table-cell table:style-name="ce3" office:value-type="float" office:value="-0.000000860622549225809" calcext:value-type="float">
            <text:p>-8.6062254922580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5007109" calcext:value-type="float">
            <text:p>2462.879850071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5007109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6439924" calcext:value-type="float">
            <text:p>1.3151008644</text:p>
          </table:table-cell>
          <table:table-cell/>
          <table:table-cell table:style-name="ce3" office:value-type="float" office:value="1.00000001189851" calcext:value-type="float">
            <text:p>1.0000000119</text:p>
          </table:table-cell>
          <table:table-cell table:style-name="ce3" office:value-type="float" office:value="0.0000000156477448776116" calcext:value-type="float">
            <text:p>1.56477448776116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6439924" calcext:value-type="float">
            <text:p>1.3151008644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643992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4699" calcext:value-type="float">
            <text:p>1.31510088</text:p>
          </table:table-cell>
          <table:table-cell/>
          <table:table-cell table:style-name="ce3" office:value-type="float" office:value="1.31510086439924" calcext:value-type="float">
            <text:p>1.3151008644</text:p>
          </table:table-cell>
          <table:table-cell/>
          <table:table-cell table:style-name="ce3" office:value-type="float" office:value="1.00000001189851" calcext:value-type="float">
            <text:p>1.0000000119</text:p>
          </table:table-cell>
          <table:table-cell table:style-name="ce3" office:value-type="float" office:value="0.0000000156477442114777" calcext:value-type="float">
            <text:p>1.56477442114777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6439924" calcext:value-type="float">
            <text:p>1.3151008644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643992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124" calcext:value-type="float">
            <text:p>1.8598335005</text:p>
          </table:table-cell>
          <table:table-cell/>
          <table:table-cell table:style-name="ce3" office:value-type="float" office:value="1.85983352259797" calcext:value-type="float">
            <text:p>1.8598335226</text:p>
          </table:table-cell>
          <table:table-cell/>
          <table:table-cell table:style-name="ce3" office:value-type="float" office:value="0.999999988092094" calcext:value-type="float">
            <text:p>0.9999999881</text:p>
          </table:table-cell>
          <table:table-cell table:style-name="ce3" office:value-type="float" office:value="-0.0000000221467222338845" calcext:value-type="float">
            <text:p>-2.2146722233884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2259797" calcext:value-type="float">
            <text:p>1.8598335226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2259797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5" calcext:value-type="float">
            <text:p>1</text:p>
          </table:table-cell>
          <table:table-cell table:style-name="ce3" office:value-type="float" office:value="-0.000000000000540012479177676" calcext:value-type="float">
            <text:p>-5.4001247917767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37" calcext:value-type="float">
            <text:p>73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01603" calcext:value-type="float">
            <text:p>1741.519042016</text:p>
          </table:table-cell>
          <table:table-cell/>
          <table:table-cell table:style-name="ce4" table:formula="of:=[.F33]" office:value-type="float" office:value="1741.51904288127" calcext:value-type="float">
            <text:p>1741.5190428813</text:p>
          </table:table-cell>
          <table:table-cell/>
          <table:table-cell table:formula="of:=[.M57]/[.O57]" office:value-type="float" office:value="0.999999999503169" calcext:value-type="float">
            <text:p>0.9999999995</text:p>
          </table:table-cell>
          <table:table-cell table:formula="of:=[.M57]-[.O57]" office:value-type="float" office:value="-0.00000086524005382671" calcext:value-type="float">
            <text:p>-8.6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01603" calcext:value-type="float">
            <text:p>1741.519042016</text:p>
          </table:table-cell>
          <table:table-cell/>
          <table:table-cell table:style-name="ce4" table:formula="of:=[.F34]" office:value-type="float" office:value="1741.51904288127" calcext:value-type="float">
            <text:p>1741.5190428813</text:p>
          </table:table-cell>
          <table:table-cell/>
          <table:table-cell table:formula="of:=[.M58]/[.O58]" office:value-type="float" office:value="0.999999999503169" calcext:value-type="float">
            <text:p>0.9999999995</text:p>
          </table:table-cell>
          <table:table-cell table:formula="of:=[.M58]-[.O58]" office:value-type="float" office:value="-0.00000086524005382671" calcext:value-type="float">
            <text:p>-8.65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5007109" calcext:value-type="float">
            <text:p>2462.8798500711</text:p>
          </table:table-cell>
          <table:table-cell/>
          <table:table-cell table:style-name="ce4" table:formula="of:=[.F35]" office:value-type="float" office:value="2462.87984901532" calcext:value-type="float">
            <text:p>2462.8798490153</text:p>
          </table:table-cell>
          <table:table-cell/>
          <table:table-cell table:formula="of:=[.M59]/[.O59]" office:value-type="float" office:value="1.00000000042867" calcext:value-type="float">
            <text:p>1.0000000004</text:p>
          </table:table-cell>
          <table:table-cell table:formula="of:=[.M59]-[.O59]" office:value-type="float" office:value="0.00000105577009890112" calcext:value-type="float">
            <text:p>1.0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6439924" calcext:value-type="float">
            <text:p>1.3151008644</text:p>
          </table:table-cell>
          <table:table-cell/>
          <table:table-cell table:style-name="ce4" table:formula="of:=[.F36]" office:value-type="float" office:value="1.31510088553446" calcext:value-type="float">
            <text:p>1.3151008855</text:p>
          </table:table-cell>
          <table:table-cell/>
          <table:table-cell table:formula="of:=[.M60]/[.O60]" office:value-type="float" office:value="0.999999983928822" calcext:value-type="float">
            <text:p>0.9999999839</text:p>
          </table:table-cell>
          <table:table-cell table:formula="of:=[.M60]-[.O60]" office:value-type="float" office:value="-0.0000000211352200185644" calcext:value-type="float">
            <text:p>-2.1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6439924" calcext:value-type="float">
            <text:p>1.3151008644</text:p>
          </table:table-cell>
          <table:table-cell/>
          <table:table-cell table:style-name="ce4" table:formula="of:=[.F37]" office:value-type="float" office:value="1.31510088553446" calcext:value-type="float">
            <text:p>1.3151008855</text:p>
          </table:table-cell>
          <table:table-cell/>
          <table:table-cell table:formula="of:=[.M61]/[.O61]" office:value-type="float" office:value="0.999999983928822" calcext:value-type="float">
            <text:p>0.9999999839</text:p>
          </table:table-cell>
          <table:table-cell table:formula="of:=[.M61]-[.O61]" office:value-type="float" office:value="-0.0000000211352200185644" calcext:value-type="float">
            <text:p>-2.11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2259797" calcext:value-type="float">
            <text:p>1.8598335226</text:p>
          </table:table-cell>
          <table:table-cell/>
          <table:table-cell table:style-name="ce4" table:formula="of:=[.F38]" office:value-type="float" office:value="1.85983348995739" calcext:value-type="float">
            <text:p>1.85983349</text:p>
          </table:table-cell>
          <table:table-cell/>
          <table:table-cell table:formula="of:=[.M62]/[.O62]" office:value-type="float" office:value="1.00000001755027" calcext:value-type="float">
            <text:p>1.0000000176</text:p>
          </table:table-cell>
          <table:table-cell table:formula="of:=[.M62]-[.O62]" office:value-type="float" office:value="0.0000000326405800166185" calcext:value-type="float">
            <text:p>3.2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01603" calcext:value-type="float">
            <text:p>1741.519042016</text:p>
          </table:table-cell>
          <table:table-cell/>
          <table:table-cell table:style-name="ce4" table:formula="of:=[.F21]" office:value-type="float" office:value="1741.51904287944" calcext:value-type="float">
            <text:p>1741.5190428794</text:p>
          </table:table-cell>
          <table:table-cell/>
          <table:table-cell table:formula="of:=[.M69]/[.O69]" office:value-type="float" office:value="0.99999999950422" calcext:value-type="float">
            <text:p>0.9999999995</text:p>
          </table:table-cell>
          <table:table-cell table:formula="of:=[.M69]-[.O69]" office:value-type="float" office:value="-0.000000863409923113068" calcext:value-type="float">
            <text:p>-8.6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01603" calcext:value-type="float">
            <text:p>1741.519042016</text:p>
          </table:table-cell>
          <table:table-cell/>
          <table:table-cell table:style-name="ce4" table:formula="of:=[.F22]" office:value-type="float" office:value="1741.51904287944" calcext:value-type="float">
            <text:p>1741.5190428794</text:p>
          </table:table-cell>
          <table:table-cell/>
          <table:table-cell table:formula="of:=[.M70]/[.O70]" office:value-type="float" office:value="0.99999999950422" calcext:value-type="float">
            <text:p>0.9999999995</text:p>
          </table:table-cell>
          <table:table-cell table:formula="of:=[.M70]-[.O70]" office:value-type="float" office:value="-0.000000863409923113068" calcext:value-type="float">
            <text:p>-8.6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5007109" calcext:value-type="float">
            <text:p>2462.8798500711</text:p>
          </table:table-cell>
          <table:table-cell/>
          <table:table-cell table:style-name="ce4" table:formula="of:=[.F23]" office:value-type="float" office:value="2462.87984884712" calcext:value-type="float">
            <text:p>2462.8798488471</text:p>
          </table:table-cell>
          <table:table-cell/>
          <table:table-cell table:formula="of:=[.M71]/[.O71]" office:value-type="float" office:value="1.00000000049697" calcext:value-type="float">
            <text:p>1.0000000005</text:p>
          </table:table-cell>
          <table:table-cell table:formula="of:=[.M71]-[.O71]" office:value-type="float" office:value="0.0000012239702300576" calcext:value-type="float">
            <text:p>1.22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6439924" calcext:value-type="float">
            <text:p>1.3151008644</text:p>
          </table:table-cell>
          <table:table-cell/>
          <table:table-cell table:style-name="ce4" table:formula="of:=[.F24]" office:value-type="float" office:value="1.31510088729202" calcext:value-type="float">
            <text:p>1.3151008873</text:p>
          </table:table-cell>
          <table:table-cell/>
          <table:table-cell table:formula="of:=[.M72]/[.O72]" office:value-type="float" office:value="0.999999982592377" calcext:value-type="float">
            <text:p>0.9999999826</text:p>
          </table:table-cell>
          <table:table-cell table:formula="of:=[.M72]-[.O72]" office:value-type="float" office:value="-0.0000000228927801160239" calcext:value-type="float">
            <text:p>-2.2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6439924" calcext:value-type="float">
            <text:p>1.3151008644</text:p>
          </table:table-cell>
          <table:table-cell/>
          <table:table-cell table:style-name="ce4" table:formula="of:=[.F25]" office:value-type="float" office:value="1.31510088729202" calcext:value-type="float">
            <text:p>1.3151008873</text:p>
          </table:table-cell>
          <table:table-cell/>
          <table:table-cell table:formula="of:=[.M73]/[.O73]" office:value-type="float" office:value="0.999999982592377" calcext:value-type="float">
            <text:p>0.9999999826</text:p>
          </table:table-cell>
          <table:table-cell table:formula="of:=[.M73]-[.O73]" office:value-type="float" office:value="-0.0000000228927801160239" calcext:value-type="float">
            <text:p>-2.2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2259797" calcext:value-type="float">
            <text:p>1.8598335226</text:p>
          </table:table-cell>
          <table:table-cell/>
          <table:table-cell table:style-name="ce4" table:formula="of:=[.F26]" office:value-type="float" office:value="1.85983349027091" calcext:value-type="float">
            <text:p>1.8598334903</text:p>
          </table:table-cell>
          <table:table-cell/>
          <table:table-cell table:formula="of:=[.M74]/[.O74]" office:value-type="float" office:value="1.0000000173817" calcext:value-type="float">
            <text:p>1.0000000174</text:p>
          </table:table-cell>
          <table:table-cell table:formula="of:=[.M74]-[.O74]" office:value-type="float" office:value="0.0000000323270596958025" calcext:value-type="float">
            <text:p>3.2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" calcext:value-type="float">
            <text:p>1741.5190426245</text:p>
          </table:table-cell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40389" calcext:value-type="float">
            <text:p>1741.519044038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4038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" calcext:value-type="float">
            <text:p>1741.5190426245</text:p>
          </table:table-cell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40389" calcext:value-type="float">
            <text:p>1741.519044038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40389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8" calcext:value-type="float">
            <text:p>2462.8798492106</text:p>
          </table:table-cell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8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721027" calcext:value-type="float">
            <text:p>2462.879847210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721027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292" calcext:value-type="float">
            <text:p>1.3151008801</text:p>
          </table:table-cell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292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2269906" calcext:value-type="float">
            <text:p>1.315100922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92269906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292" calcext:value-type="float">
            <text:p>1.3151008801</text:p>
          </table:table-cell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292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2269906" calcext:value-type="float">
            <text:p>1.315100922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92269906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64" calcext:value-type="float">
            <text:p>1.8598335005</text:p>
          </table:table-cell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64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4015083" calcext:value-type="float">
            <text:p>1.859833440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44015083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40389" calcext:value-type="float">
            <text:p>1741.5190440389</text:p>
          </table:table-cell>
          <table:table-cell/>
          <table:table-cell table:style-name="ce3" office:value-type="float" office:value="0.999999999187838" calcext:value-type="float">
            <text:p>0.9999999992</text:p>
          </table:table-cell>
          <table:table-cell table:style-name="ce3" office:value-type="float" office:value="-0.00000141439545586763" calcext:value-type="float">
            <text:p>-1.4143954558676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8183" calcext:value-type="float">
            <text:p>1741.519042818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8183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40389" calcext:value-type="float">
            <text:p>1741.5190440389</text:p>
          </table:table-cell>
          <table:table-cell/>
          <table:table-cell table:style-name="ce3" office:value-type="float" office:value="0.999999999187838" calcext:value-type="float">
            <text:p>0.9999999992</text:p>
          </table:table-cell>
          <table:table-cell table:style-name="ce3" office:value-type="float" office:value="-0.00000141439545586763" calcext:value-type="float">
            <text:p>-1.41439545586763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8183" calcext:value-type="float">
            <text:p>1741.5190428183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8183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721027" calcext:value-type="float">
            <text:p>2462.8798472103</text:p>
          </table:table-cell>
          <table:table-cell/>
          <table:table-cell table:style-name="ce3" office:value-type="float" office:value="1.00000000081218" calcext:value-type="float">
            <text:p>1.0000000008</text:p>
          </table:table-cell>
          <table:table-cell table:style-name="ce3" office:value-type="float" office:value="0.00000200031263375422" calcext:value-type="float">
            <text:p>2.00031263375422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894844" calcext:value-type="float">
            <text:p>2462.8798489484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89484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92269906" calcext:value-type="float">
            <text:p>1.3151009227</text:p>
          </table:table-cell>
          <table:table-cell/>
          <table:table-cell table:style-name="ce3" office:value-type="float" office:value="0.999999967571963" calcext:value-type="float">
            <text:p>0.9999999676</text:p>
          </table:table-cell>
          <table:table-cell table:style-name="ce3" office:value-type="float" office:value="-0.0000000426461415070634" calcext:value-type="float">
            <text:p>-4.2646141507063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50627" calcext:value-type="float">
            <text:p>1.3151008851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850627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92269906" calcext:value-type="float">
            <text:p>1.3151009227</text:p>
          </table:table-cell>
          <table:table-cell/>
          <table:table-cell table:style-name="ce3" office:value-type="float" office:value="0.999999967571963" calcext:value-type="float">
            <text:p>0.9999999676</text:p>
          </table:table-cell>
          <table:table-cell table:style-name="ce3" office:value-type="float" office:value="-0.0000000426461415070634" calcext:value-type="float">
            <text:p>-4.26461415070634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50627" calcext:value-type="float">
            <text:p>1.3151008851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850627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44015083" calcext:value-type="float">
            <text:p>1.8598334402</text:p>
          </table:table-cell>
          <table:table-cell/>
          <table:table-cell table:style-name="ce3" office:value-type="float" office:value="1.000000032427" calcext:value-type="float">
            <text:p>1.0000000324</text:p>
          </table:table-cell>
          <table:table-cell table:style-name="ce3" office:value-type="float" office:value="0.0000000603088099460081" calcext:value-type="float">
            <text:p>6.03088099460081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49318026" calcext:value-type="float">
            <text:p>1.8598334932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49318026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28183" calcext:value-type="float">
            <text:p>1741.5190428183</text:p>
          </table:table-cell>
          <table:table-cell/>
          <table:table-cell table:style-name="ce3" office:value-type="float" office:value="0.999999999888719" calcext:value-type="float">
            <text:p>0.9999999999</text:p>
          </table:table-cell>
          <table:table-cell table:style-name="ce3" office:value-type="float" office:value="-0.000000193798314285232" calcext:value-type="float">
            <text:p>-1.93798314285232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8183" calcext:value-type="float">
            <text:p>1741.5190428183</text:p>
          </table:table-cell>
          <table:table-cell/>
          <table:table-cell table:style-name="ce4" table:formula="of:=[.F21]" office:value-type="float" office:value="1741.5190440389" calcext:value-type="float">
            <text:p>1741.5190440389</text:p>
          </table:table-cell>
          <table:table-cell/>
          <table:table-cell table:formula="of:=[.M33]/[.O33]" office:value-type="float" office:value="0.999999999299118" calcext:value-type="float">
            <text:p>0.9999999993</text:p>
          </table:table-cell>
          <table:table-cell table:formula="of:=[.M33]-[.O33]" office:value-type="float" office:value="-0.00000122059987006651" calcext:value-type="float">
            <text:p>-1.2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28183" calcext:value-type="float">
            <text:p>1741.5190428183</text:p>
          </table:table-cell>
          <table:table-cell/>
          <table:table-cell table:style-name="ce3" office:value-type="float" office:value="0.999999999888719" calcext:value-type="float">
            <text:p>0.9999999999</text:p>
          </table:table-cell>
          <table:table-cell table:style-name="ce3" office:value-type="float" office:value="-0.000000193798314285232" calcext:value-type="float">
            <text:p>-1.93798314285232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8183" calcext:value-type="float">
            <text:p>1741.5190428183</text:p>
          </table:table-cell>
          <table:table-cell/>
          <table:table-cell table:style-name="ce4" table:formula="of:=[.F22]" office:value-type="float" office:value="1741.5190440389" calcext:value-type="float">
            <text:p>1741.5190440389</text:p>
          </table:table-cell>
          <table:table-cell/>
          <table:table-cell table:formula="of:=[.M34]/[.O34]" office:value-type="float" office:value="0.999999999299118" calcext:value-type="float">
            <text:p>0.9999999993</text:p>
          </table:table-cell>
          <table:table-cell table:formula="of:=[.M34]-[.O34]" office:value-type="float" office:value="-0.00000122059987006651" calcext:value-type="float">
            <text:p>-1.22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4894844" calcext:value-type="float">
            <text:p>2462.8798489484</text:p>
          </table:table-cell>
          <table:table-cell/>
          <table:table-cell table:style-name="ce3" office:value-type="float" office:value="1.00000000010644" calcext:value-type="float">
            <text:p>1.0000000001</text:p>
          </table:table-cell>
          <table:table-cell table:style-name="ce3" office:value-type="float" office:value="0.000000262144112639362" calcext:value-type="float">
            <text:p>2.6214411263936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894844" calcext:value-type="float">
            <text:p>2462.8798489484</text:p>
          </table:table-cell>
          <table:table-cell/>
          <table:table-cell table:style-name="ce4" table:formula="of:=[.F23]" office:value-type="float" office:value="2462.87984721027" calcext:value-type="float">
            <text:p>2462.8798472103</text:p>
          </table:table-cell>
          <table:table-cell/>
          <table:table-cell table:formula="of:=[.M35]/[.O35]" office:value-type="float" office:value="1.00000000070575" calcext:value-type="float">
            <text:p>1.0000000007</text:p>
          </table:table-cell>
          <table:table-cell table:formula="of:=[.M35]-[.O35]" office:value-type="float" office:value="0.00000173817034010426" calcext:value-type="float">
            <text:p>1.74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850627" calcext:value-type="float">
            <text:p>1.3151008851</text:p>
          </table:table-cell>
          <table:table-cell/>
          <table:table-cell table:style-name="ce3" office:value-type="float" office:value="0.999999996190571" calcext:value-type="float">
            <text:p>0.9999999962</text:p>
          </table:table-cell>
          <table:table-cell table:style-name="ce3" office:value-type="float" office:value="-0.00000000500978303286104" calcext:value-type="float">
            <text:p>-0.000000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850627" calcext:value-type="float">
            <text:p>1.3151008851</text:p>
          </table:table-cell>
          <table:table-cell/>
          <table:table-cell table:style-name="ce4" table:formula="of:=[.F24]" office:value-type="float" office:value="1.31510092269906" calcext:value-type="float">
            <text:p>1.3151009227</text:p>
          </table:table-cell>
          <table:table-cell/>
          <table:table-cell table:formula="of:=[.M36]/[.O36]" office:value-type="float" office:value="0.99999997138139" calcext:value-type="float">
            <text:p>0.9999999714</text:p>
          </table:table-cell>
          <table:table-cell table:formula="of:=[.M36]-[.O36]" office:value-type="float" office:value="-0.0000000376363600285146" calcext:value-type="float">
            <text:p>-3.7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850627" calcext:value-type="float">
            <text:p>1.3151008851</text:p>
          </table:table-cell>
          <table:table-cell/>
          <table:table-cell table:style-name="ce3" office:value-type="float" office:value="0.999999996190571" calcext:value-type="float">
            <text:p>0.9999999962</text:p>
          </table:table-cell>
          <table:table-cell table:style-name="ce3" office:value-type="float" office:value="-0.00000000500978303286104" calcext:value-type="float">
            <text:p>-0.000000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850627" calcext:value-type="float">
            <text:p>1.3151008851</text:p>
          </table:table-cell>
          <table:table-cell/>
          <table:table-cell table:style-name="ce4" table:formula="of:=[.F25]" office:value-type="float" office:value="1.31510092269906" calcext:value-type="float">
            <text:p>1.3151009227</text:p>
          </table:table-cell>
          <table:table-cell/>
          <table:table-cell table:formula="of:=[.M37]/[.O37]" office:value-type="float" office:value="0.99999997138139" calcext:value-type="float">
            <text:p>0.9999999714</text:p>
          </table:table-cell>
          <table:table-cell table:formula="of:=[.M37]-[.O37]" office:value-type="float" office:value="-0.0000000376363600285146" calcext:value-type="float">
            <text:p>-3.76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49318026" calcext:value-type="float">
            <text:p>1.8598334932</text:p>
          </table:table-cell>
          <table:table-cell/>
          <table:table-cell table:style-name="ce3" office:value-type="float" office:value="1.00000000391399" calcext:value-type="float">
            <text:p>1.0000000039</text:p>
          </table:table-cell>
          <table:table-cell table:style-name="ce3" office:value-type="float" office:value="0.00000000727937576883164" calcext:value-type="float">
            <text:p>7.2793757688316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49318026" calcext:value-type="float">
            <text:p>1.8598334932</text:p>
          </table:table-cell>
          <table:table-cell/>
          <table:table-cell table:style-name="ce4" table:formula="of:=[.F26]" office:value-type="float" office:value="1.85983344015083" calcext:value-type="float">
            <text:p>1.8598334402</text:p>
          </table:table-cell>
          <table:table-cell/>
          <table:table-cell table:formula="of:=[.M38]/[.O38]" office:value-type="float" office:value="1.000000028513" calcext:value-type="float">
            <text:p>1.0000000285</text:p>
          </table:table-cell>
          <table:table-cell table:formula="of:=[.M38]-[.O38]" office:value-type="float" office:value="0.0000000530294299583289" calcext:value-type="float">
            <text:p>5.3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197998" calcext:value-type="float">
            <text:p>1741.51904198</text:p>
          </table:table-cell>
          <table:table-cell/>
          <table:table-cell table:style-name="ce3" office:value-type="float" office:value="1.00000000037009" calcext:value-type="float">
            <text:p>1.0000000004</text:p>
          </table:table-cell>
          <table:table-cell table:style-name="ce3" office:value-type="float" office:value="0.000000644525471216184" calcext:value-type="float">
            <text:p>6.44525471216184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197998" calcext:value-type="float">
            <text:p>1741.51904198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197998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" calcext:value-type="float">
            <text:p>1741.5190426245</text:p>
          </table:table-cell>
          <table:table-cell/>
          <table:table-cell table:style-name="ce3" office:value-type="float" office:value="1741.51904197998" calcext:value-type="float">
            <text:p>1741.51904198</text:p>
          </table:table-cell>
          <table:table-cell/>
          <table:table-cell table:style-name="ce3" office:value-type="float" office:value="1.00000000037009" calcext:value-type="float">
            <text:p>1.0000000004</text:p>
          </table:table-cell>
          <table:table-cell table:style-name="ce3" office:value-type="float" office:value="0.000000644525471216184" calcext:value-type="float">
            <text:p>6.44525471216184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197998" calcext:value-type="float">
            <text:p>1741.51904198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197998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8" calcext:value-type="float">
            <text:p>2462.8798492106</text:p>
          </table:table-cell>
          <table:table-cell/>
          <table:table-cell table:style-name="ce3" office:value-type="float" office:value="2462.87985012203" calcext:value-type="float">
            <text:p>2462.879850122</text:p>
          </table:table-cell>
          <table:table-cell/>
          <table:table-cell table:style-name="ce3" office:value-type="float" office:value="0.999999999629925" calcext:value-type="float">
            <text:p>0.9999999996</text:p>
          </table:table-cell>
          <table:table-cell table:style-name="ce3" office:value-type="float" office:value="-0.000000911451024876442" calcext:value-type="float">
            <text:p>-9.1145102487644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5012203" calcext:value-type="float">
            <text:p>2462.87985012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501220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6315023" calcext:value-type="float">
            <text:p>1.3151008632</text:p>
          </table:table-cell>
          <table:table-cell/>
          <table:table-cell table:style-name="ce3" office:value-type="float" office:value="1.00000001285277" calcext:value-type="float">
            <text:p>1.0000000129</text:p>
          </table:table-cell>
          <table:table-cell table:style-name="ce3" office:value-type="float" office:value="0.0000000169026868057642" calcext:value-type="float">
            <text:p>1.69026868057642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6315023" calcext:value-type="float">
            <text:p>1.3151008632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6315023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292" calcext:value-type="float">
            <text:p>1.3151008801</text:p>
          </table:table-cell>
          <table:table-cell/>
          <table:table-cell table:style-name="ce3" office:value-type="float" office:value="1.31510086315023" calcext:value-type="float">
            <text:p>1.3151008632</text:p>
          </table:table-cell>
          <table:table-cell/>
          <table:table-cell table:style-name="ce3" office:value-type="float" office:value="1.00000001285277" calcext:value-type="float">
            <text:p>1.0000000129</text:p>
          </table:table-cell>
          <table:table-cell table:style-name="ce3" office:value-type="float" office:value="0.0000000169026868057642" calcext:value-type="float">
            <text:p>1.69026868057642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6315023" calcext:value-type="float">
            <text:p>1.315100863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6315023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64" calcext:value-type="float">
            <text:p>1.8598335005</text:p>
          </table:table-cell>
          <table:table-cell/>
          <table:table-cell table:style-name="ce3" office:value-type="float" office:value="1.85983352436431" calcext:value-type="float">
            <text:p>1.8598335244</text:p>
          </table:table-cell>
          <table:table-cell/>
          <table:table-cell table:style-name="ce3" office:value-type="float" office:value="0.999999987146872" calcext:value-type="float">
            <text:p>0.9999999871</text:p>
          </table:table-cell>
          <table:table-cell table:style-name="ce3" office:value-type="float" office:value="-0.0000000239046775707408" calcext:value-type="float">
            <text:p>-2.39046775707408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2436431" calcext:value-type="float">
            <text:p>1.8598335244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243643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2" calcext:value-type="float">
            <text:p>100.3578251624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00952127265918534" calcext:value-type="float">
            <text:p>-9.5212726591853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2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2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241" calcext:value-type="float">
            <text:p>724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197998" calcext:value-type="float">
            <text:p>1741.51904198</text:p>
          </table:table-cell>
          <table:table-cell/>
          <table:table-cell table:style-name="ce4" table:formula="of:=[.F33]" office:value-type="float" office:value="1741.5190428183" calcext:value-type="float">
            <text:p>1741.5190428183</text:p>
          </table:table-cell>
          <table:table-cell/>
          <table:table-cell table:formula="of:=[.M57]/[.O57]" office:value-type="float" office:value="0.999999999518627" calcext:value-type="float">
            <text:p>0.9999999995</text:p>
          </table:table-cell>
          <table:table-cell table:formula="of:=[.M57]-[.O57]" office:value-type="float" office:value="-0.000000838319920148933" calcext:value-type="float">
            <text:p>-8.3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197998" calcext:value-type="float">
            <text:p>1741.51904198</text:p>
          </table:table-cell>
          <table:table-cell/>
          <table:table-cell table:style-name="ce4" table:formula="of:=[.F34]" office:value-type="float" office:value="1741.5190428183" calcext:value-type="float">
            <text:p>1741.5190428183</text:p>
          </table:table-cell>
          <table:table-cell/>
          <table:table-cell table:formula="of:=[.M58]/[.O58]" office:value-type="float" office:value="0.999999999518627" calcext:value-type="float">
            <text:p>0.9999999995</text:p>
          </table:table-cell>
          <table:table-cell table:formula="of:=[.M58]-[.O58]" office:value-type="float" office:value="-0.000000838319920148933" calcext:value-type="float">
            <text:p>-8.3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5012203" calcext:value-type="float">
            <text:p>2462.879850122</text:p>
          </table:table-cell>
          <table:table-cell/>
          <table:table-cell table:style-name="ce4" table:formula="of:=[.F35]" office:value-type="float" office:value="2462.87984894844" calcext:value-type="float">
            <text:p>2462.8798489484</text:p>
          </table:table-cell>
          <table:table-cell/>
          <table:table-cell table:formula="of:=[.M59]/[.O59]" office:value-type="float" office:value="1.00000000047651" calcext:value-type="float">
            <text:p>1.0000000005</text:p>
          </table:table-cell>
          <table:table-cell table:formula="of:=[.M59]-[.O59]" office:value-type="float" office:value="0.00000117358968054759" calcext:value-type="float">
            <text:p>1.17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6315023" calcext:value-type="float">
            <text:p>1.3151008632</text:p>
          </table:table-cell>
          <table:table-cell/>
          <table:table-cell table:style-name="ce4" table:formula="of:=[.F36]" office:value-type="float" office:value="1.3151008850627" calcext:value-type="float">
            <text:p>1.3151008851</text:p>
          </table:table-cell>
          <table:table-cell/>
          <table:table-cell table:formula="of:=[.M60]/[.O60]" office:value-type="float" office:value="0.999999983337803" calcext:value-type="float">
            <text:p>0.9999999833</text:p>
          </table:table-cell>
          <table:table-cell table:formula="of:=[.M60]-[.O60]" office:value-type="float" office:value="-0.0000000219124698386253" calcext:value-type="float">
            <text:p>-2.1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6315023" calcext:value-type="float">
            <text:p>1.3151008632</text:p>
          </table:table-cell>
          <table:table-cell/>
          <table:table-cell table:style-name="ce4" table:formula="of:=[.F37]" office:value-type="float" office:value="1.3151008850627" calcext:value-type="float">
            <text:p>1.3151008851</text:p>
          </table:table-cell>
          <table:table-cell/>
          <table:table-cell table:formula="of:=[.M61]/[.O61]" office:value-type="float" office:value="0.999999983337803" calcext:value-type="float">
            <text:p>0.9999999833</text:p>
          </table:table-cell>
          <table:table-cell table:formula="of:=[.M61]-[.O61]" office:value-type="float" office:value="-0.0000000219124698386253" calcext:value-type="float">
            <text:p>-2.19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2436431" calcext:value-type="float">
            <text:p>1.8598335244</text:p>
          </table:table-cell>
          <table:table-cell/>
          <table:table-cell table:style-name="ce4" table:formula="of:=[.F38]" office:value-type="float" office:value="1.85983349318026" calcext:value-type="float">
            <text:p>1.8598334932</text:p>
          </table:table-cell>
          <table:table-cell/>
          <table:table-cell table:formula="of:=[.M62]/[.O62]" office:value-type="float" office:value="1.00000001676712" calcext:value-type="float">
            <text:p>1.0000000168</text:p>
          </table:table-cell>
          <table:table-cell table:formula="of:=[.M62]-[.O62]" office:value-type="float" office:value="0.0000000311840500089033" calcext:value-type="float">
            <text:p>3.1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099475983006414" calcext:value-type="float">
            <text:p>9.95E-013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197998" calcext:value-type="float">
            <text:p>1741.51904198</text:p>
          </table:table-cell>
          <table:table-cell/>
          <table:table-cell table:style-name="ce4" table:formula="of:=[.F21]" office:value-type="float" office:value="1741.5190440389" calcext:value-type="float">
            <text:p>1741.5190440389</text:p>
          </table:table-cell>
          <table:table-cell/>
          <table:table-cell table:formula="of:=[.M69]/[.O69]" office:value-type="float" office:value="0.999999998817745" calcext:value-type="float">
            <text:p>0.9999999988</text:p>
          </table:table-cell>
          <table:table-cell table:formula="of:=[.M69]-[.O69]" office:value-type="float" office:value="-0.00000205891979021544" calcext:value-type="float">
            <text:p>-2.0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197998" calcext:value-type="float">
            <text:p>1741.51904198</text:p>
          </table:table-cell>
          <table:table-cell/>
          <table:table-cell table:style-name="ce4" table:formula="of:=[.F22]" office:value-type="float" office:value="1741.5190440389" calcext:value-type="float">
            <text:p>1741.5190440389</text:p>
          </table:table-cell>
          <table:table-cell/>
          <table:table-cell table:formula="of:=[.M70]/[.O70]" office:value-type="float" office:value="0.999999998817745" calcext:value-type="float">
            <text:p>0.9999999988</text:p>
          </table:table-cell>
          <table:table-cell table:formula="of:=[.M70]-[.O70]" office:value-type="float" office:value="-0.00000205891979021544" calcext:value-type="float">
            <text:p>-2.06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5012203" calcext:value-type="float">
            <text:p>2462.879850122</text:p>
          </table:table-cell>
          <table:table-cell/>
          <table:table-cell table:style-name="ce4" table:formula="of:=[.F23]" office:value-type="float" office:value="2462.87984721027" calcext:value-type="float">
            <text:p>2462.8798472103</text:p>
          </table:table-cell>
          <table:table-cell/>
          <table:table-cell table:formula="of:=[.M71]/[.O71]" office:value-type="float" office:value="1.00000000118226" calcext:value-type="float">
            <text:p>1.0000000012</text:p>
          </table:table-cell>
          <table:table-cell table:formula="of:=[.M71]-[.O71]" office:value-type="float" office:value="0.00000291176002065185" calcext:value-type="float">
            <text:p>2.9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6315023" calcext:value-type="float">
            <text:p>1.3151008632</text:p>
          </table:table-cell>
          <table:table-cell/>
          <table:table-cell table:style-name="ce4" table:formula="of:=[.F24]" office:value-type="float" office:value="1.31510092269906" calcext:value-type="float">
            <text:p>1.3151009227</text:p>
          </table:table-cell>
          <table:table-cell/>
          <table:table-cell table:formula="of:=[.M72]/[.O72]" office:value-type="float" office:value="0.999999954719194" calcext:value-type="float">
            <text:p>0.9999999547</text:p>
          </table:table-cell>
          <table:table-cell table:formula="of:=[.M72]-[.O72]" office:value-type="float" office:value="-0.0000000595488298671398" calcext:value-type="float">
            <text:p>-5.9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6315023" calcext:value-type="float">
            <text:p>1.3151008632</text:p>
          </table:table-cell>
          <table:table-cell/>
          <table:table-cell table:style-name="ce4" table:formula="of:=[.F25]" office:value-type="float" office:value="1.31510092269906" calcext:value-type="float">
            <text:p>1.3151009227</text:p>
          </table:table-cell>
          <table:table-cell/>
          <table:table-cell table:formula="of:=[.M73]/[.O73]" office:value-type="float" office:value="0.999999954719194" calcext:value-type="float">
            <text:p>0.9999999547</text:p>
          </table:table-cell>
          <table:table-cell table:formula="of:=[.M73]-[.O73]" office:value-type="float" office:value="-0.0000000595488298671398" calcext:value-type="float">
            <text:p>-5.9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2436431" calcext:value-type="float">
            <text:p>1.8598335244</text:p>
          </table:table-cell>
          <table:table-cell/>
          <table:table-cell table:style-name="ce4" table:formula="of:=[.F26]" office:value-type="float" office:value="1.85983344015083" calcext:value-type="float">
            <text:p>1.8598334402</text:p>
          </table:table-cell>
          <table:table-cell/>
          <table:table-cell table:formula="of:=[.M74]/[.O74]" office:value-type="float" office:value="1.00000004528012" calcext:value-type="float">
            <text:p>1.0000000453</text:p>
          </table:table-cell>
          <table:table-cell table:formula="of:=[.M74]-[.O74]" office:value-type="float" office:value="0.0000000842134799672323" calcext:value-type="float">
            <text:p>8.4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2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.00000000000001" calcext:value-type="float">
            <text:p>1</text:p>
          </table:table-cell>
          <table:table-cell table:formula="of:=[.M75]-[.O75]" office:value-type="float" office:value="0.00000000000099475983006414" calcext:value-type="float">
            <text:p>9.95E-013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7462" calcext:value-type="float">
            <text:p>1741.519042746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2746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7462" calcext:value-type="float">
            <text:p>1741.519042746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27462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903849" calcext:value-type="float">
            <text:p>2462.879849038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903849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1" calcext:value-type="float">
            <text:p>1.3151008801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1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583004" calcext:value-type="float">
            <text:p>1.315100885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88583004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1" calcext:value-type="float">
            <text:p>1.3151008801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1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583004" calcext:value-type="float">
            <text:p>1.315100885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88583004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" calcext:value-type="float">
            <text:p>1.8598335005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9229039" calcext:value-type="float">
            <text:p>1.859833492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49229039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7462" calcext:value-type="float">
            <text:p>1741.5190427462</text:p>
          </table:table-cell>
          <table:table-cell/>
          <table:table-cell table:style-name="ce3" office:value-type="float" office:value="0.999999999930123" calcext:value-type="float">
            <text:p>0.9999999999</text:p>
          </table:table-cell>
          <table:table-cell table:style-name="ce3" office:value-type="float" office:value="-0.000000121692437460297" calcext:value-type="float">
            <text:p>-1.21692437460297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55212" calcext:value-type="float">
            <text:p>1741.5190425521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552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7462" calcext:value-type="float">
            <text:p>1741.5190427462</text:p>
          </table:table-cell>
          <table:table-cell/>
          <table:table-cell table:style-name="ce3" office:value-type="float" office:value="0.999999999930123" calcext:value-type="float">
            <text:p>0.9999999999</text:p>
          </table:table-cell>
          <table:table-cell table:style-name="ce3" office:value-type="float" office:value="-0.000000121692437460297" calcext:value-type="float">
            <text:p>-1.21692437460297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55212" calcext:value-type="float">
            <text:p>1741.5190425521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55212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03849" calcext:value-type="float">
            <text:p>2462.8798490385</text:p>
          </table:table-cell>
          <table:table-cell/>
          <table:table-cell table:style-name="ce3" office:value-type="float" office:value="1.00000000006988" calcext:value-type="float">
            <text:p>1.0000000001</text:p>
          </table:table-cell>
          <table:table-cell table:style-name="ce3" office:value-type="float" office:value="0.000000172098225448281" calcext:value-type="float">
            <text:p>1.72098225448281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31416" calcext:value-type="float">
            <text:p>2462.879849314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3141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8583004" calcext:value-type="float">
            <text:p>1.3151008858</text:p>
          </table:table-cell>
          <table:table-cell/>
          <table:table-cell table:style-name="ce3" office:value-type="float" office:value="0.999999995607234" calcext:value-type="float">
            <text:p>0.9999999956</text:p>
          </table:table-cell>
          <table:table-cell table:style-name="ce3" office:value-type="float" office:value="-0.00000000577693071157626" calcext:value-type="float">
            <text:p>-5.7769307115762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7788455" calcext:value-type="float">
            <text:p>1.315100877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7788455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8583004" calcext:value-type="float">
            <text:p>1.3151008858</text:p>
          </table:table-cell>
          <table:table-cell/>
          <table:table-cell table:style-name="ce3" office:value-type="float" office:value="0.999999995607234" calcext:value-type="float">
            <text:p>0.9999999956</text:p>
          </table:table-cell>
          <table:table-cell table:style-name="ce3" office:value-type="float" office:value="-0.00000000577693093362086" calcext:value-type="float">
            <text:p>-5.7769309336208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7788455" calcext:value-type="float">
            <text:p>1.315100877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7788455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49229039" calcext:value-type="float">
            <text:p>1.8598334923</text:p>
          </table:table-cell>
          <table:table-cell/>
          <table:table-cell table:style-name="ce3" office:value-type="float" office:value="1.0000000043926" calcext:value-type="float">
            <text:p>1.0000000044</text:p>
          </table:table-cell>
          <table:table-cell table:style-name="ce3" office:value-type="float" office:value="0.00000000816950285198459" calcext:value-type="float">
            <text:p>8.1695028519845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350738" calcext:value-type="float">
            <text:p>1.859833503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5035073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4210854715202" calcext:value-type="float">
            <text:p>1.421085471520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5212" calcext:value-type="float">
            <text:p>1741.5190425521</text:p>
          </table:table-cell>
          <table:table-cell/>
          <table:table-cell table:style-name="ce3" office:value-type="float" office:value="1.00000000004157" calcext:value-type="float">
            <text:p>1</text:p>
          </table:table-cell>
          <table:table-cell table:style-name="ce3" office:value-type="float" office:value="0.0000000723923676559934" calcext:value-type="float">
            <text:p>7.23923676559934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55212" calcext:value-type="float">
            <text:p>1741.5190425521</text:p>
          </table:table-cell>
          <table:table-cell/>
          <table:table-cell table:style-name="ce4" table:formula="of:=[.F21]" office:value-type="float" office:value="1741.5190427462" calcext:value-type="float">
            <text:p>1741.5190427462</text:p>
          </table:table-cell>
          <table:table-cell/>
          <table:table-cell table:formula="of:=[.M33]/[.O33]" office:value-type="float" office:value="0.999999999888557" calcext:value-type="float">
            <text:p>0.9999999999</text:p>
          </table:table-cell>
          <table:table-cell table:formula="of:=[.M33]-[.O33]" office:value-type="float" office:value="-0.000000194080030269106" calcext:value-type="float">
            <text:p>-1.9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5212" calcext:value-type="float">
            <text:p>1741.5190425521</text:p>
          </table:table-cell>
          <table:table-cell/>
          <table:table-cell table:style-name="ce3" office:value-type="float" office:value="1.00000000004157" calcext:value-type="float">
            <text:p>1</text:p>
          </table:table-cell>
          <table:table-cell table:style-name="ce3" office:value-type="float" office:value="0.0000000723923676559934" calcext:value-type="float">
            <text:p>7.23923676559934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55212" calcext:value-type="float">
            <text:p>1741.5190425521</text:p>
          </table:table-cell>
          <table:table-cell/>
          <table:table-cell table:style-name="ce4" table:formula="of:=[.F22]" office:value-type="float" office:value="1741.5190427462" calcext:value-type="float">
            <text:p>1741.5190427462</text:p>
          </table:table-cell>
          <table:table-cell/>
          <table:table-cell table:formula="of:=[.M34]/[.O34]" office:value-type="float" office:value="0.999999999888557" calcext:value-type="float">
            <text:p>0.9999999999</text:p>
          </table:table-cell>
          <table:table-cell table:formula="of:=[.M34]-[.O34]" office:value-type="float" office:value="-0.000000194080030269106" calcext:value-type="float">
            <text:p>-1.9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31416" calcext:value-type="float">
            <text:p>2462.8798493142</text:p>
          </table:table-cell>
          <table:table-cell/>
          <table:table-cell table:style-name="ce3" office:value-type="float" office:value="0.999999999957948" calcext:value-type="float">
            <text:p>1</text:p>
          </table:table-cell>
          <table:table-cell table:style-name="ce3" office:value-type="float" office:value="-0.000000103568709164392" calcext:value-type="float">
            <text:p>-1.03568709164392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31416" calcext:value-type="float">
            <text:p>2462.8798493142</text:p>
          </table:table-cell>
          <table:table-cell/>
          <table:table-cell table:style-name="ce4" table:formula="of:=[.F23]" office:value-type="float" office:value="2462.87984903849" calcext:value-type="float">
            <text:p>2462.8798490385</text:p>
          </table:table-cell>
          <table:table-cell/>
          <table:table-cell table:formula="of:=[.M35]/[.O35]" office:value-type="float" office:value="1.00000000011193" calcext:value-type="float">
            <text:p>1.0000000001</text:p>
          </table:table-cell>
          <table:table-cell table:formula="of:=[.M35]-[.O35]" office:value-type="float" office:value="0.000000275669663096778" calcext:value-type="float">
            <text:p>2.7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7788455" calcext:value-type="float">
            <text:p>1.3151008779</text:p>
          </table:table-cell>
          <table:table-cell/>
          <table:table-cell table:style-name="ce3" office:value-type="float" office:value="1.00000000164897" calcext:value-type="float">
            <text:p>1.0000000016</text:p>
          </table:table-cell>
          <table:table-cell table:style-name="ce3" office:value-type="float" office:value="0.00000000216856244072972" calcext:value-type="float">
            <text:p>2.16856244072972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7788455" calcext:value-type="float">
            <text:p>1.3151008779</text:p>
          </table:table-cell>
          <table:table-cell/>
          <table:table-cell table:style-name="ce4" table:formula="of:=[.F24]" office:value-type="float" office:value="1.31510088583004" calcext:value-type="float">
            <text:p>1.3151008858</text:p>
          </table:table-cell>
          <table:table-cell/>
          <table:table-cell table:formula="of:=[.M36]/[.O36]" office:value-type="float" office:value="0.999999993958266" calcext:value-type="float">
            <text:p>0.999999994</text:p>
          </table:table-cell>
          <table:table-cell table:formula="of:=[.M36]-[.O36]" office:value-type="float" office:value="-0.0000000079454898216369" calcext:value-type="float">
            <text:p>-7.9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7788455" calcext:value-type="float">
            <text:p>1.3151008779</text:p>
          </table:table-cell>
          <table:table-cell/>
          <table:table-cell table:style-name="ce3" office:value-type="float" office:value="1.00000000164897" calcext:value-type="float">
            <text:p>1.0000000016</text:p>
          </table:table-cell>
          <table:table-cell table:style-name="ce3" office:value-type="float" office:value="0.00000000216856221868511" calcext:value-type="float">
            <text:p>2.1685622186851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7788455" calcext:value-type="float">
            <text:p>1.3151008779</text:p>
          </table:table-cell>
          <table:table-cell/>
          <table:table-cell table:style-name="ce4" table:formula="of:=[.F25]" office:value-type="float" office:value="1.31510088583004" calcext:value-type="float">
            <text:p>1.3151008858</text:p>
          </table:table-cell>
          <table:table-cell/>
          <table:table-cell table:formula="of:=[.M37]/[.O37]" office:value-type="float" office:value="0.999999993958266" calcext:value-type="float">
            <text:p>0.999999994</text:p>
          </table:table-cell>
          <table:table-cell table:formula="of:=[.M37]-[.O37]" office:value-type="float" office:value="-0.0000000079454898216369" calcext:value-type="float">
            <text:p>-7.9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350738" calcext:value-type="float">
            <text:p>1.8598335035</text:p>
          </table:table-cell>
          <table:table-cell/>
          <table:table-cell table:style-name="ce3" office:value-type="float" office:value="0.99999999836142" calcext:value-type="float">
            <text:p>0.9999999984</text:p>
          </table:table-cell>
          <table:table-cell table:style-name="ce3" office:value-type="float" office:value="-0.00000000304748692947499" calcext:value-type="float">
            <text:p>-0.00000000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50350738" calcext:value-type="float">
            <text:p>1.8598335035</text:p>
          </table:table-cell>
          <table:table-cell/>
          <table:table-cell table:style-name="ce4" table:formula="of:=[.F26]" office:value-type="float" office:value="1.85983349229039" calcext:value-type="float">
            <text:p>1.8598334923</text:p>
          </table:table-cell>
          <table:table-cell/>
          <table:table-cell table:formula="of:=[.M38]/[.O38]" office:value-type="float" office:value="1.00000000603118" calcext:value-type="float">
            <text:p>1.000000006</text:p>
          </table:table-cell>
          <table:table-cell table:formula="of:=[.M38]-[.O38]" office:value-type="float" office:value="0.0000000112169900035042" calcext:value-type="float">
            <text:p>1.1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.00000000000001" calcext:value-type="float">
            <text:p>1</text:p>
          </table:table-cell>
          <table:table-cell table:formula="of:=[.M39]-[.O39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97" calcext:value-type="float">
            <text:p>19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44454" calcext:value-type="float">
            <text:p>1741.5190424445</text:p>
          </table:table-cell>
          <table:table-cell/>
          <table:table-cell table:style-name="ce3" office:value-type="float" office:value="1.00000000010334" calcext:value-type="float">
            <text:p>1.0000000001</text:p>
          </table:table-cell>
          <table:table-cell table:style-name="ce3" office:value-type="float" office:value="0.000000179968765223748" calcext:value-type="float">
            <text:p>0.000000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1741.51904244454" calcext:value-type="float">
            <text:p>1741.519042444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1741.5190424445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44454" calcext:value-type="float">
            <text:p>1741.5190424445</text:p>
          </table:table-cell>
          <table:table-cell/>
          <table:table-cell table:style-name="ce3" office:value-type="float" office:value="1.00000000010334" calcext:value-type="float">
            <text:p>1.0000000001</text:p>
          </table:table-cell>
          <table:table-cell table:style-name="ce3" office:value-type="float" office:value="0.000000179968765223748" calcext:value-type="float">
            <text:p>0.000000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1741.51904244454" calcext:value-type="float">
            <text:p>1741.5190424445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1741.51904244454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46513" calcext:value-type="float">
            <text:p>2462.8798494651</text:p>
          </table:table-cell>
          <table:table-cell/>
          <table:table-cell table:style-name="ce3" office:value-type="float" office:value="0.999999999896648" calcext:value-type="float">
            <text:p>0.9999999999</text:p>
          </table:table-cell>
          <table:table-cell table:style-name="ce3" office:value-type="float" office:value="-0.000000254543465416646" calcext:value-type="float">
            <text:p>-2.54543465416646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2462.87984946513" calcext:value-type="float">
            <text:p>2462.879849465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2462.87984946513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7451044" calcext:value-type="float">
            <text:p>1.3151008745</text:p>
          </table:table-cell>
          <table:table-cell/>
          <table:table-cell table:style-name="ce3" office:value-type="float" office:value="1.00000000421464" calcext:value-type="float">
            <text:p>1.0000000042</text:p>
          </table:table-cell>
          <table:table-cell table:style-name="ce3" office:value-type="float" office:value="0.00000000554267254315732" calcext:value-type="float">
            <text:p>5.54267254315732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31510087451044" calcext:value-type="float">
            <text:p>1.3151008745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3151008745104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1" calcext:value-type="float">
            <text:p>1.3151008801</text:p>
          </table:table-cell>
          <table:table-cell/>
          <table:table-cell table:style-name="ce3" office:value-type="float" office:value="1.31510087451044" calcext:value-type="float">
            <text:p>1.3151008745</text:p>
          </table:table-cell>
          <table:table-cell/>
          <table:table-cell table:style-name="ce3" office:value-type="float" office:value="1.00000000421464" calcext:value-type="float">
            <text:p>1.0000000042</text:p>
          </table:table-cell>
          <table:table-cell table:style-name="ce3" office:value-type="float" office:value="0.00000000554267209906811" calcext:value-type="float">
            <text:p>5.54267209906811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31510087451044" calcext:value-type="float">
            <text:p>1.3151008745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31510087451044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829861" calcext:value-type="float">
            <text:p>1.8598335083</text:p>
          </table:table-cell>
          <table:table-cell/>
          <table:table-cell table:style-name="ce3" office:value-type="float" office:value="0.999999995785263" calcext:value-type="float">
            <text:p>0.9999999958</text:p>
          </table:table-cell>
          <table:table-cell table:style-name="ce3" office:value-type="float" office:value="-0.00000000783870990339608" calcext:value-type="float">
            <text:p>-7.83870990339608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1.85983350829861" calcext:value-type="float">
            <text:p>1.8598335083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1.8598335082986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6" calcext:value-type="float">
            <text:p>100.3578251624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0251532128459075" calcext:value-type="float">
            <text:p>2.51532128459075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6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6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9995" calcext:value-type="float">
            <text:p>2999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44454" calcext:value-type="float">
            <text:p>1741.5190424445</text:p>
          </table:table-cell>
          <table:table-cell/>
          <table:table-cell table:style-name="ce4" table:formula="of:=[.F33]" office:value-type="float" office:value="1741.51904255212" calcext:value-type="float">
            <text:p>1741.5190425521</text:p>
          </table:table-cell>
          <table:table-cell/>
          <table:table-cell table:formula="of:=[.M57]/[.O57]" office:value-type="float" office:value="0.999999999938226" calcext:value-type="float">
            <text:p>0.9999999999</text:p>
          </table:table-cell>
          <table:table-cell table:formula="of:=[.M57]-[.O57]" office:value-type="float" office:value="-0.000000107580035546562" calcext:value-type="float">
            <text:p>-1.0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44454" calcext:value-type="float">
            <text:p>1741.5190424445</text:p>
          </table:table-cell>
          <table:table-cell/>
          <table:table-cell table:style-name="ce4" table:formula="of:=[.F34]" office:value-type="float" office:value="1741.51904255212" calcext:value-type="float">
            <text:p>1741.5190425521</text:p>
          </table:table-cell>
          <table:table-cell/>
          <table:table-cell table:formula="of:=[.M58]/[.O58]" office:value-type="float" office:value="0.999999999938226" calcext:value-type="float">
            <text:p>0.9999999999</text:p>
          </table:table-cell>
          <table:table-cell table:formula="of:=[.M58]-[.O58]" office:value-type="float" office:value="-0.000000107580035546562" calcext:value-type="float">
            <text:p>-1.0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46513" calcext:value-type="float">
            <text:p>2462.8798494651</text:p>
          </table:table-cell>
          <table:table-cell/>
          <table:table-cell table:style-name="ce4" table:formula="of:=[.F35]" office:value-type="float" office:value="2462.87984931416" calcext:value-type="float">
            <text:p>2462.8798493142</text:p>
          </table:table-cell>
          <table:table-cell/>
          <table:table-cell table:formula="of:=[.M59]/[.O59]" office:value-type="float" office:value="1.0000000000613" calcext:value-type="float">
            <text:p>1.0000000001</text:p>
          </table:table-cell>
          <table:table-cell table:formula="of:=[.M59]-[.O59]" office:value-type="float" office:value="0.000000150970208778745" calcext:value-type="float">
            <text:p>1.5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7451044" calcext:value-type="float">
            <text:p>1.3151008745</text:p>
          </table:table-cell>
          <table:table-cell/>
          <table:table-cell table:style-name="ce4" table:formula="of:=[.F36]" office:value-type="float" office:value="1.31510087788455" calcext:value-type="float">
            <text:p>1.3151008779</text:p>
          </table:table-cell>
          <table:table-cell/>
          <table:table-cell table:formula="of:=[.M60]/[.O60]" office:value-type="float" office:value="0.999999997434334" calcext:value-type="float">
            <text:p>0.9999999974</text:p>
          </table:table-cell>
          <table:table-cell table:formula="of:=[.M60]-[.O60]" office:value-type="float" office:value="-0.00000000337411010242761" calcext:value-type="float">
            <text:p>-3.3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7451044" calcext:value-type="float">
            <text:p>1.3151008745</text:p>
          </table:table-cell>
          <table:table-cell/>
          <table:table-cell table:style-name="ce4" table:formula="of:=[.F37]" office:value-type="float" office:value="1.31510087788455" calcext:value-type="float">
            <text:p>1.3151008779</text:p>
          </table:table-cell>
          <table:table-cell/>
          <table:table-cell table:formula="of:=[.M61]/[.O61]" office:value-type="float" office:value="0.999999997434334" calcext:value-type="float">
            <text:p>0.9999999974</text:p>
          </table:table-cell>
          <table:table-cell table:formula="of:=[.M61]-[.O61]" office:value-type="float" office:value="-0.00000000337411010242761" calcext:value-type="float">
            <text:p>-3.3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829861" calcext:value-type="float">
            <text:p>1.8598335083</text:p>
          </table:table-cell>
          <table:table-cell/>
          <table:table-cell table:style-name="ce4" table:formula="of:=[.F38]" office:value-type="float" office:value="1.85983350350738" calcext:value-type="float">
            <text:p>1.8598335035</text:p>
          </table:table-cell>
          <table:table-cell/>
          <table:table-cell table:formula="of:=[.M62]/[.O62]" office:value-type="float" office:value="1.00000000257616" calcext:value-type="float">
            <text:p>1.0000000026</text:p>
          </table:table-cell>
          <table:table-cell table:formula="of:=[.M62]-[.O62]" office:value-type="float" office:value="0.00000000479123007934845" calcext:value-type="float">
            <text:p>4.7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6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0.99999999999997" calcext:value-type="float">
            <text:p>1</text:p>
          </table:table-cell>
          <table:table-cell table:formula="of:=[.M63]-[.O63]" office:value-type="float" office:value="-0.00000000000299849034490762" calcext:value-type="float">
            <text:p>-3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1741.51904244454" calcext:value-type="float">
            <text:p>1741.5190424445</text:p>
          </table:table-cell>
          <table:table-cell/>
          <table:table-cell table:style-name="ce4" table:formula="of:=[.F21]" office:value-type="float" office:value="1741.5190427462" calcext:value-type="float">
            <text:p>1741.5190427462</text:p>
          </table:table-cell>
          <table:table-cell/>
          <table:table-cell table:formula="of:=[.M69]/[.O69]" office:value-type="float" office:value="0.999999999826783" calcext:value-type="float">
            <text:p>0.9999999998</text:p>
          </table:table-cell>
          <table:table-cell table:formula="of:=[.M69]-[.O69]" office:value-type="float" office:value="-0.000000301660065815668" calcext:value-type="float">
            <text:p>-3.0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741.51904244454" calcext:value-type="float">
            <text:p>1741.5190424445</text:p>
          </table:table-cell>
          <table:table-cell/>
          <table:table-cell table:style-name="ce4" table:formula="of:=[.F22]" office:value-type="float" office:value="1741.5190427462" calcext:value-type="float">
            <text:p>1741.5190427462</text:p>
          </table:table-cell>
          <table:table-cell/>
          <table:table-cell table:formula="of:=[.M70]/[.O70]" office:value-type="float" office:value="0.999999999826783" calcext:value-type="float">
            <text:p>0.9999999998</text:p>
          </table:table-cell>
          <table:table-cell table:formula="of:=[.M70]-[.O70]" office:value-type="float" office:value="-0.000000301660065815668" calcext:value-type="float">
            <text:p>-3.02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2462.87984946513" calcext:value-type="float">
            <text:p>2462.8798494651</text:p>
          </table:table-cell>
          <table:table-cell/>
          <table:table-cell table:style-name="ce4" table:formula="of:=[.F23]" office:value-type="float" office:value="2462.87984903849" calcext:value-type="float">
            <text:p>2462.8798490385</text:p>
          </table:table-cell>
          <table:table-cell/>
          <table:table-cell table:formula="of:=[.M71]/[.O71]" office:value-type="float" office:value="1.00000000017323" calcext:value-type="float">
            <text:p>1.0000000002</text:p>
          </table:table-cell>
          <table:table-cell table:formula="of:=[.M71]-[.O71]" office:value-type="float" office:value="0.000000426639871875523" calcext:value-type="float">
            <text:p>4.27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31510087451044" calcext:value-type="float">
            <text:p>1.3151008745</text:p>
          </table:table-cell>
          <table:table-cell/>
          <table:table-cell table:style-name="ce4" table:formula="of:=[.F24]" office:value-type="float" office:value="1.31510088583004" calcext:value-type="float">
            <text:p>1.3151008858</text:p>
          </table:table-cell>
          <table:table-cell/>
          <table:table-cell table:formula="of:=[.M72]/[.O72]" office:value-type="float" office:value="0.9999999913926" calcext:value-type="float">
            <text:p>0.9999999914</text:p>
          </table:table-cell>
          <table:table-cell table:formula="of:=[.M72]-[.O72]" office:value-type="float" office:value="-0.0000000113195999240645" calcext:value-type="float">
            <text:p>-1.1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31510087451044" calcext:value-type="float">
            <text:p>1.3151008745</text:p>
          </table:table-cell>
          <table:table-cell/>
          <table:table-cell table:style-name="ce4" table:formula="of:=[.F25]" office:value-type="float" office:value="1.31510088583004" calcext:value-type="float">
            <text:p>1.3151008858</text:p>
          </table:table-cell>
          <table:table-cell/>
          <table:table-cell table:formula="of:=[.M73]/[.O73]" office:value-type="float" office:value="0.9999999913926" calcext:value-type="float">
            <text:p>0.9999999914</text:p>
          </table:table-cell>
          <table:table-cell table:formula="of:=[.M73]-[.O73]" office:value-type="float" office:value="-0.0000000113195999240645" calcext:value-type="float">
            <text:p>-1.1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85983350829861" calcext:value-type="float">
            <text:p>1.8598335083</text:p>
          </table:table-cell>
          <table:table-cell/>
          <table:table-cell table:style-name="ce4" table:formula="of:=[.F26]" office:value-type="float" office:value="1.85983349229039" calcext:value-type="float">
            <text:p>1.8598334923</text:p>
          </table:table-cell>
          <table:table-cell/>
          <table:table-cell table:formula="of:=[.M74]/[.O74]" office:value-type="float" office:value="1.00000000860734" calcext:value-type="float">
            <text:p>1.0000000086</text:p>
          </table:table-cell>
          <table:table-cell table:formula="of:=[.M74]-[.O74]" office:value-type="float" office:value="0.0000000160082200828526" calcext:value-type="float">
            <text:p>1.6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6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.99999999999998" calcext:value-type="float">
            <text:p>1</text:p>
          </table:table-cell>
          <table:table-cell table:formula="of:=[.M75]-[.O75]" office:value-type="float" office:value="-0.00000000000198951966012828" calcext:value-type="float">
            <text:p>-1.99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414864" calcext:value-type="float">
            <text:p>1741.5190441486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41486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414864" calcext:value-type="float">
            <text:p>1741.519044148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414864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705515" calcext:value-type="float">
            <text:p>2462.879847055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70551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6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2544378" calcext:value-type="float">
            <text:p>1.315100925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92544378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6" calcext:value-type="float">
            <text:p>1.3151008801</text:p>
          </table:table-cell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6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2544378" calcext:value-type="float">
            <text:p>1.315100925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92544378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3626796" calcext:value-type="float">
            <text:p>1.859833436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43626796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414864" calcext:value-type="float">
            <text:p>1741.5190441486</text:p>
          </table:table-cell>
          <table:table-cell/>
          <table:table-cell table:style-name="ce3" office:value-type="float" office:value="0.999999999124825" calcext:value-type="float">
            <text:p>0.9999999991</text:p>
          </table:table-cell>
          <table:table-cell table:style-name="ce3" office:value-type="float" office:value="-0.00000152413349496783" calcext:value-type="float">
            <text:p>-1.52413349496783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7359" calcext:value-type="float">
            <text:p>1741.519042673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67359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414864" calcext:value-type="float">
            <text:p>1741.5190441486</text:p>
          </table:table-cell>
          <table:table-cell/>
          <table:table-cell table:style-name="ce3" office:value-type="float" office:value="0.999999999124825" calcext:value-type="float">
            <text:p>0.9999999991</text:p>
          </table:table-cell>
          <table:table-cell table:style-name="ce3" office:value-type="float" office:value="-0.00000152413349496783" calcext:value-type="float">
            <text:p>-1.52413349496783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7359" calcext:value-type="float">
            <text:p>1741.519042673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67359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705515" calcext:value-type="float">
            <text:p>2462.8798470552</text:p>
          </table:table-cell>
          <table:table-cell/>
          <table:table-cell table:style-name="ce3" office:value-type="float" office:value="1.00000000087517" calcext:value-type="float">
            <text:p>1.0000000009</text:p>
          </table:table-cell>
          <table:table-cell table:style-name="ce3" office:value-type="float" office:value="0.00000215543695958331" calcext:value-type="float">
            <text:p>2.15543695958331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14135" calcext:value-type="float">
            <text:p>2462.8798491414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1413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92544378" calcext:value-type="float">
            <text:p>1.3151009254</text:p>
          </table:table-cell>
          <table:table-cell/>
          <table:table-cell table:style-name="ce3" office:value-type="float" office:value="0.999999965485067" calcext:value-type="float">
            <text:p>0.9999999655</text:p>
          </table:table-cell>
          <table:table-cell table:style-name="ce3" office:value-type="float" office:value="-0.0000000453906208175425" calcext:value-type="float">
            <text:p>-4.53906208175425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171136" calcext:value-type="float">
            <text:p>1.3151008817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817113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92544378" calcext:value-type="float">
            <text:p>1.3151009254</text:p>
          </table:table-cell>
          <table:table-cell/>
          <table:table-cell table:style-name="ce3" office:value-type="float" office:value="0.999999965485067" calcext:value-type="float">
            <text:p>0.9999999655</text:p>
          </table:table-cell>
          <table:table-cell table:style-name="ce3" office:value-type="float" office:value="-0.0000000453906208175425" calcext:value-type="float">
            <text:p>-4.53906208175425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171136" calcext:value-type="float">
            <text:p>1.315100881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8171136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43626796" calcext:value-type="float">
            <text:p>1.8598334363</text:p>
          </table:table-cell>
          <table:table-cell/>
          <table:table-cell table:style-name="ce3" office:value-type="float" office:value="1.00000003451493" calcext:value-type="float">
            <text:p>1.0000000345</text:p>
          </table:table-cell>
          <table:table-cell table:style-name="ce3" office:value-type="float" office:value="0.0000000641920128163775" calcext:value-type="float">
            <text:p>6.4192012816377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49811228" calcext:value-type="float">
            <text:p>1.8598334981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4981122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106581410364015" calcext:value-type="float">
            <text:p>1.06581410364015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156" calcext:value-type="float">
            <text:p>115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7359" calcext:value-type="float">
            <text:p>1741.5190426736</text:p>
          </table:table-cell>
          <table:table-cell/>
          <table:table-cell table:style-name="ce3" office:value-type="float" office:value="0.999999999971816" calcext:value-type="float">
            <text:p>1</text:p>
          </table:table-cell>
          <table:table-cell table:style-name="ce3" office:value-type="float" office:value="-0.0000000490822458232287" calcext:value-type="float">
            <text:p>-4.90822458232287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67359" calcext:value-type="float">
            <text:p>1741.5190426736</text:p>
          </table:table-cell>
          <table:table-cell/>
          <table:table-cell table:style-name="ce4" table:formula="of:=[.F21]" office:value-type="float" office:value="1741.51904414864" calcext:value-type="float">
            <text:p>1741.5190441486</text:p>
          </table:table-cell>
          <table:table-cell/>
          <table:table-cell table:formula="of:=[.M33]/[.O33]" office:value-type="float" office:value="0.99999999915301" calcext:value-type="float">
            <text:p>0.9999999992</text:p>
          </table:table-cell>
          <table:table-cell table:formula="of:=[.M33]-[.O33]" office:value-type="float" office:value="-0.00000147504988490255" calcext:value-type="float">
            <text:p>-1.4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67359" calcext:value-type="float">
            <text:p>1741.5190426736</text:p>
          </table:table-cell>
          <table:table-cell/>
          <table:table-cell table:style-name="ce3" office:value-type="float" office:value="0.999999999971816" calcext:value-type="float">
            <text:p>1</text:p>
          </table:table-cell>
          <table:table-cell table:style-name="ce3" office:value-type="float" office:value="-0.0000000490822458232287" calcext:value-type="float">
            <text:p>-4.90822458232287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67359" calcext:value-type="float">
            <text:p>1741.5190426736</text:p>
          </table:table-cell>
          <table:table-cell/>
          <table:table-cell table:style-name="ce4" table:formula="of:=[.F22]" office:value-type="float" office:value="1741.51904414864" calcext:value-type="float">
            <text:p>1741.5190441486</text:p>
          </table:table-cell>
          <table:table-cell/>
          <table:table-cell table:formula="of:=[.M34]/[.O34]" office:value-type="float" office:value="0.99999999915301" calcext:value-type="float">
            <text:p>0.9999999992</text:p>
          </table:table-cell>
          <table:table-cell table:formula="of:=[.M34]-[.O34]" office:value-type="float" office:value="-0.00000147504988490255" calcext:value-type="float">
            <text:p>-1.4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4135" calcext:value-type="float">
            <text:p>2462.8798491414</text:p>
          </table:table-cell>
          <table:table-cell/>
          <table:table-cell table:style-name="ce3" office:value-type="float" office:value="1.00000000002811" calcext:value-type="float">
            <text:p>1</text:p>
          </table:table-cell>
          <table:table-cell table:style-name="ce3" office:value-type="float" office:value="0.0000000692407411406748" calcext:value-type="float">
            <text:p>6.92407411406748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14135" calcext:value-type="float">
            <text:p>2462.8798491414</text:p>
          </table:table-cell>
          <table:table-cell/>
          <table:table-cell table:style-name="ce4" table:formula="of:=[.F23]" office:value-type="float" office:value="2462.87984705515" calcext:value-type="float">
            <text:p>2462.8798470552</text:p>
          </table:table-cell>
          <table:table-cell/>
          <table:table-cell table:formula="of:=[.M35]/[.O35]" office:value-type="float" office:value="1.00000000084706" calcext:value-type="float">
            <text:p>1.0000000008</text:p>
          </table:table-cell>
          <table:table-cell table:formula="of:=[.M35]-[.O35]" office:value-type="float" office:value="0.00000208619985642144" calcext:value-type="float">
            <text:p>2.0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171136" calcext:value-type="float">
            <text:p>1.3151008817</text:p>
          </table:table-cell>
          <table:table-cell/>
          <table:table-cell table:style-name="ce3" office:value-type="float" office:value="0.999999998739109" calcext:value-type="float">
            <text:p>0.9999999987</text:p>
          </table:table-cell>
          <table:table-cell table:style-name="ce3" office:value-type="float" office:value="-0.00000000165819868946926" calcext:value-type="float">
            <text:p>-1.6581986894692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8171136" calcext:value-type="float">
            <text:p>1.3151008817</text:p>
          </table:table-cell>
          <table:table-cell/>
          <table:table-cell table:style-name="ce4" table:formula="of:=[.F24]" office:value-type="float" office:value="1.31510092544378" calcext:value-type="float">
            <text:p>1.3151009254</text:p>
          </table:table-cell>
          <table:table-cell/>
          <table:table-cell table:formula="of:=[.M36]/[.O36]" office:value-type="float" office:value="0.999999966745959" calcext:value-type="float">
            <text:p>0.9999999667</text:p>
          </table:table-cell>
          <table:table-cell table:formula="of:=[.M36]-[.O36]" office:value-type="float" office:value="-0.0000000437324199076272" calcext:value-type="float">
            <text:p>-4.3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6" calcext:value-type="float">
            <text:p>1.3151008801</text:p>
          </table:table-cell>
          <table:table-cell/>
          <table:table-cell table:style-name="ce3" office:value-type="float" office:value="1.31510088171136" calcext:value-type="float">
            <text:p>1.3151008817</text:p>
          </table:table-cell>
          <table:table-cell/>
          <table:table-cell table:style-name="ce3" office:value-type="float" office:value="0.999999998739109" calcext:value-type="float">
            <text:p>0.9999999987</text:p>
          </table:table-cell>
          <table:table-cell table:style-name="ce3" office:value-type="float" office:value="-0.00000000165819891151386" calcext:value-type="float">
            <text:p>-1.6581989115138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8171136" calcext:value-type="float">
            <text:p>1.3151008817</text:p>
          </table:table-cell>
          <table:table-cell/>
          <table:table-cell table:style-name="ce4" table:formula="of:=[.F25]" office:value-type="float" office:value="1.31510092544378" calcext:value-type="float">
            <text:p>1.3151009254</text:p>
          </table:table-cell>
          <table:table-cell/>
          <table:table-cell table:formula="of:=[.M37]/[.O37]" office:value-type="float" office:value="0.999999966745959" calcext:value-type="float">
            <text:p>0.9999999667</text:p>
          </table:table-cell>
          <table:table-cell table:formula="of:=[.M37]-[.O37]" office:value-type="float" office:value="-0.0000000437324199076272" calcext:value-type="float">
            <text:p>-4.3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49811228" calcext:value-type="float">
            <text:p>1.8598334981</text:p>
          </table:table-cell>
          <table:table-cell/>
          <table:table-cell table:style-name="ce3" office:value-type="float" office:value="1.00000000126232" calcext:value-type="float">
            <text:p>1.0000000013</text:p>
          </table:table-cell>
          <table:table-cell table:style-name="ce3" office:value-type="float" office:value="0.00000000234769714779759" calcext:value-type="float">
            <text:p>2.3476971477975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49811228" calcext:value-type="float">
            <text:p>1.8598334981</text:p>
          </table:table-cell>
          <table:table-cell/>
          <table:table-cell table:style-name="ce4" table:formula="of:=[.F26]" office:value-type="float" office:value="1.85983343626796" calcext:value-type="float">
            <text:p>1.8598334363</text:p>
          </table:table-cell>
          <table:table-cell/>
          <table:table-cell table:formula="of:=[.M38]/[.O38]" office:value-type="float" office:value="1.00000003325261" calcext:value-type="float">
            <text:p>1.0000000333</text:p>
          </table:table-cell>
          <table:table-cell table:formula="of:=[.M38]-[.O38]" office:value-type="float" office:value="0.0000000618443198874274" calcext:value-type="float">
            <text:p>6.18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12114786740858" calcext:value-type="float">
            <text:p>4.1211478674085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381" calcext:value-type="float">
            <text:p>138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6" calcext:value-type="float">
            <text:p>1.31510088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6" calcext:value-type="float">
            <text:p>1.31510088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67359" calcext:value-type="float">
            <text:p>1741.519042673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1741.51904267359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67359" calcext:value-type="float">
            <text:p>1741.5190426736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741.51904267359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14135" calcext:value-type="float">
            <text:p>2462.8798491414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2462.87984914135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8171136" calcext:value-type="float">
            <text:p>1.3151008817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31510088171136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8171136" calcext:value-type="float">
            <text:p>1.3151008817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31510088171136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49811228" calcext:value-type="float">
            <text:p>1.8598334981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1.85983349811228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414864" calcext:value-type="float">
            <text:p>1741.5190441486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41.51904414864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414864" calcext:value-type="float">
            <text:p>1741.519044148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41.51904414864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705515" calcext:value-type="float">
            <text:p>2462.8798470552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62.87984705515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2544378" calcext:value-type="float">
            <text:p>1.315100925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31510092544378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2544378" calcext:value-type="float">
            <text:p>1.315100925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31510092544378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3626796" calcext:value-type="float">
            <text:p>1.859833436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85983343626796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81768" calcext:value-type="float">
            <text:p>1741.5190428177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281768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81768" calcext:value-type="float">
            <text:p>1741.519042817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281768" calcext:value-type="float">
            <text:p>-1.74E+003</text:p>
          </table:table-cell>
          <table:table-cell/>
          <table:table-cell table:style-name="ce3" table:formula="of:=SQRT([.D9]*[.D9]+[.D10]*[.D10]+[.D11]*[.D11])" office:value-type="float" office:value="3483.03808524902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89374" calcext:value-type="float">
            <text:p>2462.879848937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89374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643639" calcext:value-type="float">
            <text:p>1.3151008864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88643639" calcext:value-type="float">
            <text:p>-1.32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643639" calcext:value-type="float">
            <text:p>1.3151008864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88643639" calcext:value-type="float">
            <text:p>-1.32E+000</text:p>
          </table:table-cell>
          <table:table-cell/>
          <table:table-cell table:style-name="ce3" table:formula="of:=SQRT([.D12]*[.D12]+[.D13]*[.D13]+[.D14]*[.D14])" office:value-type="float" office:value="2.63020176010634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4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9143274" calcext:value-type="float">
            <text:p>1.859833491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49143274" calcext:value-type="float">
            <text:p>-1.86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81768" calcext:value-type="float">
            <text:p>1741.5190428177</text:p>
          </table:table-cell>
          <table:table-cell/>
          <table:table-cell table:style-name="ce3" office:value-type="float" office:value="0.99999999988908" calcext:value-type="float">
            <text:p>0.9999999999</text:p>
          </table:table-cell>
          <table:table-cell table:style-name="ce3" office:value-type="float" office:value="-0.000000193169398698956" calcext:value-type="float">
            <text:p>-1.93169398698956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52555" calcext:value-type="float">
            <text:p>1741.5190425256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1741.51904252555" calcext:value-type="float">
            <text:p>-1.74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81768" calcext:value-type="float">
            <text:p>1741.5190428177</text:p>
          </table:table-cell>
          <table:table-cell/>
          <table:table-cell table:style-name="ce3" office:value-type="float" office:value="0.99999999988908" calcext:value-type="float">
            <text:p>0.9999999999</text:p>
          </table:table-cell>
          <table:table-cell table:style-name="ce3" office:value-type="float" office:value="-0.000000193169398698956" calcext:value-type="float">
            <text:p>-1.93169398698956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52555" calcext:value-type="float">
            <text:p>1741.5190425256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1741.51904252555" calcext:value-type="float">
            <text:p>-1.74E+003</text:p>
          </table:table-cell>
          <table:table-cell/>
          <table:table-cell table:style-name="ce3" table:formula="of:=SQRT([.D21]*[.D21]+[.D22]*[.D22]+[.D23]*[.D23])" office:value-type="float" office:value="3483.03808524902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4901" calcext:value-type="float">
            <text:p>3483.038085249</text:p>
          </table:table-cell>
          <table:table-cell/>
          <table:table-cell table:formula="of:=[.T22]/[.V22]" office:value-type="float" office:value="1" calcext:value-type="float">
            <text:p>1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89374" calcext:value-type="float">
            <text:p>2462.8798489374</text:p>
          </table:table-cell>
          <table:table-cell/>
          <table:table-cell table:style-name="ce3" office:value-type="float" office:value="1.00000000011092" calcext:value-type="float">
            <text:p>1.0000000001</text:p>
          </table:table-cell>
          <table:table-cell table:style-name="ce3" office:value-type="float" office:value="0.000000273184468824184" calcext:value-type="float">
            <text:p>2.7318446882418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35054" calcext:value-type="float">
            <text:p>2462.879849350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2462.87984935054" calcext:value-type="float">
            <text:p>-2.46E+00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643639" calcext:value-type="float">
            <text:p>1.3151008864</text:p>
          </table:table-cell>
          <table:table-cell/>
          <table:table-cell table:style-name="ce3" office:value-type="float" office:value="0.999999995146211" calcext:value-type="float">
            <text:p>0.9999999951</text:p>
          </table:table-cell>
          <table:table-cell table:style-name="ce3" office:value-type="float" office:value="-0.00000000638322195101182" calcext:value-type="float">
            <text:p>-6.38322195101182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7717301" calcext:value-type="float">
            <text:p>1.315100877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31510087717301" calcext:value-type="float">
            <text:p>-1.32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8643639" calcext:value-type="float">
            <text:p>1.3151008864</text:p>
          </table:table-cell>
          <table:table-cell/>
          <table:table-cell table:style-name="ce3" office:value-type="float" office:value="0.999999995146211" calcext:value-type="float">
            <text:p>0.9999999951</text:p>
          </table:table-cell>
          <table:table-cell table:style-name="ce3" office:value-type="float" office:value="-0.00000000638322217305642" calcext:value-type="float">
            <text:p>-6.38322217305642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7717301" calcext:value-type="float">
            <text:p>1.3151008772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31510087717301" calcext:value-type="float">
            <text:p>-1.32E+000</text:p>
          </table:table-cell>
          <table:table-cell/>
          <table:table-cell table:style-name="ce3" table:formula="of:=SQRT([.D24]*[.D24]+[.D25]*[.D25]+[.D26]*[.D26])" office:value-type="float" office:value="2.63020176010634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10633" calcext:value-type="float">
            <text:p>2.6302017601</text:p>
          </table:table-cell>
          <table:table-cell/>
          <table:table-cell table:formula="of:=[.T25]/[.V25]" office:value-type="float" office:value="1" calcext:value-type="float">
            <text:p>1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49143274" calcext:value-type="float">
            <text:p>1.8598334914</text:p>
          </table:table-cell>
          <table:table-cell/>
          <table:table-cell table:style-name="ce3" office:value-type="float" office:value="1.00000000485379" calcext:value-type="float">
            <text:p>1.0000000049</text:p>
          </table:table-cell>
          <table:table-cell table:style-name="ce3" office:value-type="float" office:value="0.00000000902723562568042" calcext:value-type="float">
            <text:p>0.000000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453319" calcext:value-type="float">
            <text:p>1.8598335045</text:p>
          </table:table-cell>
          <table:table-cell/>
          <table:table-cell table:formula="of:=[.M26]/[.O26]" office:value-type="float" office:value="0" calcext:value-type="float">
            <text:p>0</text:p>
          </table:table-cell>
          <table:table-cell table:formula="of:=[.M26]-[.O26]" office:value-type="float" office:value="-1.85983350453319" calcext:value-type="float">
            <text:p>-1.86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6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6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384" calcext:value-type="float">
            <text:p>38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long ~20.55 sec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2555" calcext:value-type="float">
            <text:p>1741.5190425256</text:p>
          </table:table-cell>
          <table:table-cell/>
          <table:table-cell table:style-name="ce3" office:value-type="float" office:value="1.00000000005682" calcext:value-type="float">
            <text:p>1.0000000001</text:p>
          </table:table-cell>
          <table:table-cell table:style-name="ce3" office:value-type="float" office:value="0.0000000989605268841842" calcext:value-type="float">
            <text:p>0.00000009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1741.51904252555" calcext:value-type="float">
            <text:p>1741.5190425256</text:p>
          </table:table-cell>
          <table:table-cell/>
          <table:table-cell table:style-name="ce4" table:formula="of:=[.F21]" office:value-type="float" office:value="1741.51904281768" calcext:value-type="float">
            <text:p>1741.5190428177</text:p>
          </table:table-cell>
          <table:table-cell/>
          <table:table-cell table:formula="of:=[.M33]/[.O33]" office:value-type="float" office:value="0.999999999832256" calcext:value-type="float">
            <text:p>0.9999999998</text:p>
          </table:table-cell>
          <table:table-cell table:formula="of:=[.M33]-[.O33]" office:value-type="float" office:value="-0.00000029212992558314" calcext:value-type="float">
            <text:p>-2.92E-007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252555" calcext:value-type="float">
            <text:p>1741.5190425256</text:p>
          </table:table-cell>
          <table:table-cell/>
          <table:table-cell table:style-name="ce3" office:value-type="float" office:value="1.00000000005682" calcext:value-type="float">
            <text:p>1.0000000001</text:p>
          </table:table-cell>
          <table:table-cell table:style-name="ce3" office:value-type="float" office:value="0.0000000989607542578597" calcext:value-type="float">
            <text:p>0.00000009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741.51904252555" calcext:value-type="float">
            <text:p>1741.5190425256</text:p>
          </table:table-cell>
          <table:table-cell/>
          <table:table-cell table:style-name="ce4" table:formula="of:=[.F22]" office:value-type="float" office:value="1741.51904281768" calcext:value-type="float">
            <text:p>1741.5190428177</text:p>
          </table:table-cell>
          <table:table-cell/>
          <table:table-cell table:formula="of:=[.M34]/[.O34]" office:value-type="float" office:value="0.999999999832256" calcext:value-type="float">
            <text:p>0.9999999998</text:p>
          </table:table-cell>
          <table:table-cell table:formula="of:=[.M34]-[.O34]" office:value-type="float" office:value="-0.00000029212992558314" calcext:value-type="float">
            <text:p>-2.92E-007</text:p>
          </table:table-cell>
          <table:table-cell/>
          <table:table-cell table:style-name="ce3" table:formula="of:=SQRT([.D33]*[.D33]+[.D34]*[.D34]+[.D35]*[.D35])" office:value-type="float" office:value="3483.03808524902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2" calcext:value-type="float">
            <text:p>3483.038085249</text:p>
          </table:table-cell>
          <table:table-cell/>
          <table:table-cell table:formula="of:=[.T34]/[.V34]" office:value-type="float" office:value="1" calcext:value-type="float">
            <text:p>1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35054" calcext:value-type="float">
            <text:p>2462.8798493505</text:p>
          </table:table-cell>
          <table:table-cell/>
          <table:table-cell table:style-name="ce3" office:value-type="float" office:value="0.999999999943174" calcext:value-type="float">
            <text:p>0.9999999999</text:p>
          </table:table-cell>
          <table:table-cell table:style-name="ce3" office:value-type="float" office:value="-0.000000139956227940274" calcext:value-type="float">
            <text:p>-0.00000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2462.87984935054" calcext:value-type="float">
            <text:p>2462.8798493505</text:p>
          </table:table-cell>
          <table:table-cell/>
          <table:table-cell table:style-name="ce4" table:formula="of:=[.F23]" office:value-type="float" office:value="2462.8798489374" calcext:value-type="float">
            <text:p>2462.8798489374</text:p>
          </table:table-cell>
          <table:table-cell/>
          <table:table-cell table:formula="of:=[.M35]/[.O35]" office:value-type="float" office:value="1.00000000016775" calcext:value-type="float">
            <text:p>1.0000000002</text:p>
          </table:table-cell>
          <table:table-cell table:formula="of:=[.M35]-[.O35]" office:value-type="float" office:value="0.000000413140242017107" calcext:value-type="float">
            <text:p>4.13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7717301" calcext:value-type="float">
            <text:p>1.3151008772</text:p>
          </table:table-cell>
          <table:table-cell/>
          <table:table-cell table:style-name="ce3" office:value-type="float" office:value="1.00000000219007" calcext:value-type="float">
            <text:p>1.0000000022</text:p>
          </table:table-cell>
          <table:table-cell table:style-name="ce3" office:value-type="float" office:value="0.00000000288015722382795" calcext:value-type="float">
            <text:p>2.88015722382795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31510087717301" calcext:value-type="float">
            <text:p>1.3151008772</text:p>
          </table:table-cell>
          <table:table-cell/>
          <table:table-cell table:style-name="ce4" table:formula="of:=[.F24]" office:value-type="float" office:value="1.31510088643639" calcext:value-type="float">
            <text:p>1.3151008864</text:p>
          </table:table-cell>
          <table:table-cell/>
          <table:table-cell table:formula="of:=[.M36]/[.O36]" office:value-type="float" office:value="0.999999992956145" calcext:value-type="float">
            <text:p>0.999999993</text:p>
          </table:table-cell>
          <table:table-cell table:formula="of:=[.M36]-[.O36]" office:value-type="float" office:value="-0.00000000926338006301819" calcext:value-type="float">
            <text:p>-9.26E-009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87717301" calcext:value-type="float">
            <text:p>1.3151008772</text:p>
          </table:table-cell>
          <table:table-cell/>
          <table:table-cell table:style-name="ce3" office:value-type="float" office:value="1.00000000219007" calcext:value-type="float">
            <text:p>1.0000000022</text:p>
          </table:table-cell>
          <table:table-cell table:style-name="ce3" office:value-type="float" office:value="0.00000000288015700178335" calcext:value-type="float">
            <text:p>2.88015700178335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31510087717301" calcext:value-type="float">
            <text:p>1.3151008772</text:p>
          </table:table-cell>
          <table:table-cell/>
          <table:table-cell table:style-name="ce4" table:formula="of:=[.F25]" office:value-type="float" office:value="1.31510088643639" calcext:value-type="float">
            <text:p>1.3151008864</text:p>
          </table:table-cell>
          <table:table-cell/>
          <table:table-cell table:formula="of:=[.M37]/[.O37]" office:value-type="float" office:value="0.999999992956145" calcext:value-type="float">
            <text:p>0.999999993</text:p>
          </table:table-cell>
          <table:table-cell table:formula="of:=[.M37]-[.O37]" office:value-type="float" office:value="-0.00000000926338006301819" calcext:value-type="float">
            <text:p>-9.26E-009</text:p>
          </table:table-cell>
          <table:table-cell/>
          <table:table-cell table:style-name="ce3" table:formula="of:=SQRT([.D36]*[.D36]+[.D37]*[.D37]+[.D38]*[.D38])" office:value-type="float" office:value="2.63020176010634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637" calcext:value-type="float">
            <text:p>2.6302017601</text:p>
          </table:table-cell>
          <table:table-cell/>
          <table:table-cell table:formula="of:=[.T37]/[.V37]" office:value-type="float" office:value="0.999999999999987" calcext:value-type="float">
            <text:p>1</text:p>
          </table:table-cell>
          <table:table-cell table:formula="of:=[.T37]-[.V37]" office:value-type="float" office:value="-0.0000000000000337507799486048" calcext:value-type="float">
            <text:p>-3.37507799486048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453319" calcext:value-type="float">
            <text:p>1.8598335045</text:p>
          </table:table-cell>
          <table:table-cell/>
          <table:table-cell table:style-name="ce3" office:value-type="float" office:value="0.999999997809908" calcext:value-type="float">
            <text:p>0.9999999978</text:p>
          </table:table-cell>
          <table:table-cell table:style-name="ce3" office:value-type="float" office:value="-0.00000000407320710493764" calcext:value-type="float">
            <text:p>-4.07320710493764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1.85983350453319" calcext:value-type="float">
            <text:p>1.8598335045</text:p>
          </table:table-cell>
          <table:table-cell/>
          <table:table-cell table:style-name="ce4" table:formula="of:=[.F26]" office:value-type="float" office:value="1.85983349143274" calcext:value-type="float">
            <text:p>1.8598334914</text:p>
          </table:table-cell>
          <table:table-cell/>
          <table:table-cell table:formula="of:=[.M38]/[.O38]" office:value-type="float" office:value="1.00000000704388" calcext:value-type="float">
            <text:p>1.000000007</text:p>
          </table:table-cell>
          <table:table-cell table:formula="of:=[.M38]-[.O38]" office:value-type="float" office:value="0.00000001310045005809" calcext:value-type="float">
            <text:p>1.31E-0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6" calcext:value-type="float">
            <text:p>100.3578251624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0295585778076202" calcext:value-type="float">
            <text:p>2.95585778076202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6" calcext:value-type="float">
            <text:p>100.3578251624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0.99999999999998" calcext:value-type="float">
            <text:p>1</text:p>
          </table:table-cell>
          <table:table-cell table:formula="of:=[.M39]-[.O39]" office:value-type="float" office:value="-0.00000000000198951966012828" calcext:value-type="float">
            <text:p>-1.99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2563" calcext:value-type="float">
            <text:p>32563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2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4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4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1741.51904252555" calcext:value-type="float">
            <text:p>1741.5190425256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1741.51904252555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1741.51904252555" calcext:value-type="float">
            <text:p>1741.5190425256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1741.51904252555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2462.87984935054" calcext:value-type="float">
            <text:p>2462.8798493505</text:p>
          </table:table-cell>
          <table:table-cell/>
          <table:table-cell table:formula="of:=[.M59]/[.O59]" office:value-type="float" office:value="0" calcext:value-type="float">
            <text:p>0</text:p>
          </table:table-cell>
          <table:table-cell table:formula="of:=[.M59]-[.O59]" office:value-type="float" office:value="-2462.87984935054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31510087717301" calcext:value-type="float">
            <text:p>1.3151008772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31510087717301" calcext:value-type="float">
            <text:p>-1.32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31510087717301" calcext:value-type="float">
            <text:p>1.3151008772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31510087717301" calcext:value-type="float">
            <text:p>-1.32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1.85983350453319" calcext:value-type="float">
            <text:p>1.8598335045</text:p>
          </table:table-cell>
          <table:table-cell/>
          <table:table-cell table:formula="of:=[.M62]/[.O62]" office:value-type="float" office:value="0" calcext:value-type="float">
            <text:p>0</text:p>
          </table:table-cell>
          <table:table-cell table:formula="of:=[.M62]-[.O62]" office:value-type="float" office:value="-1.85983350453319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6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6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281768" calcext:value-type="float">
            <text:p>1741.5190428177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41.51904281768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281768" calcext:value-type="float">
            <text:p>1741.519042817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41.51904281768" calcext:value-type="float">
            <text:p>-1.74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89374" calcext:value-type="float">
            <text:p>2462.879848937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62.8798489374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88643639" calcext:value-type="float">
            <text:p>1.3151008864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31510088643639" calcext:value-type="float">
            <text:p>-1.32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88643639" calcext:value-type="float">
            <text:p>1.3151008864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31510088643639" calcext:value-type="float">
            <text:p>-1.32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9143274" calcext:value-type="float">
            <text:p>1.8598334914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85983349143274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425627" calcext:value-type="float">
            <text:p>1741.519044256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1741.5190442562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741.51904262451" calcext:value-type="float">
            <text:p>1741.5190426245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741.51904262451" calcext:value-type="float">
            <text:p>1741.51904262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425627" calcext:value-type="float">
            <text:p>1741.519044256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741.51904425627" calcext:value-type="float">
            <text:p>-1.7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690295" calcext:value-type="float">
            <text:p>2462.87984690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462.8798469029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2885152" calcext:value-type="float">
            <text:p>1.3151009289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315100928851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31510088005317" calcext:value-type="float">
            <text:p>1.3151008801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31510088005317" calcext:value-type="float">
            <text:p>1.315100880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2885152" calcext:value-type="float">
            <text:p>1.3151009289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31510092885152" calcext:value-type="float">
            <text:p>-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3144881" calcext:value-type="float">
            <text:p>1.859833431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1.85983343144881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3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3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ook long: ~31.38 sec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425627" calcext:value-type="float">
            <text:p>1741.5190442563</text:p>
          </table:table-cell>
          <table:table-cell/>
          <table:table-cell table:style-name="ce3" office:value-type="float" office:value="0.999999999063022" calcext:value-type="float">
            <text:p>0.9999999991</text:p>
          </table:table-cell>
          <table:table-cell table:style-name="ce3" office:value-type="float" office:value="-0.00000163176537171239" calcext:value-type="float">
            <text:p>-1.63176537171239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 office:value-type="float" office:value="1741.51904425627" calcext:value-type="float">
            <text:p>1741.5190442563</text:p>
          </table:table-cell>
          <table:table-cell/>
          <table:table-cell table:style-name="ce3" office:value-type="float" office:value="0.999999999063022" calcext:value-type="float">
            <text:p>0.9999999991</text:p>
          </table:table-cell>
          <table:table-cell table:style-name="ce3" office:value-type="float" office:value="-0.00000163176537171239" calcext:value-type="float">
            <text:p>-1.63176537171239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690295" calcext:value-type="float">
            <text:p>2462.879846903</text:p>
          </table:table-cell>
          <table:table-cell/>
          <table:table-cell table:style-name="ce3" office:value-type="float" office:value="1.00000000093697" calcext:value-type="float">
            <text:p>1.0000000009</text:p>
          </table:table-cell>
          <table:table-cell table:style-name="ce3" office:value-type="float" office:value="0.00000230764044317766" calcext:value-type="float">
            <text:p>2.30764044317766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92885152" calcext:value-type="float">
            <text:p>1.3151009289</text:p>
          </table:table-cell>
          <table:table-cell/>
          <table:table-cell table:style-name="ce3" office:value-type="float" office:value="0.99999996289383" calcext:value-type="float">
            <text:p>0.9999999629</text:p>
          </table:table-cell>
          <table:table-cell table:style-name="ce3" office:value-type="float" office:value="-0.0000000487983582431184" calcext:value-type="float">
            <text:p>-4.87983582431184E-00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 office:value-type="float" office:value="1.31510092885152" calcext:value-type="float">
            <text:p>1.3151009289</text:p>
          </table:table-cell>
          <table:table-cell/>
          <table:table-cell table:style-name="ce3" office:value-type="float" office:value="0.99999996289383" calcext:value-type="float">
            <text:p>0.9999999629</text:p>
          </table:table-cell>
          <table:table-cell table:style-name="ce3" office:value-type="float" office:value="-0.000000048798358465163" calcext:value-type="float">
            <text:p>-4.8798358465163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43144881" calcext:value-type="float">
            <text:p>1.8598334314</text:p>
          </table:table-cell>
          <table:table-cell/>
          <table:table-cell table:style-name="ce3" office:value-type="float" office:value="1.00000003710611" calcext:value-type="float">
            <text:p>1.0000000371</text:p>
          </table:table-cell>
          <table:table-cell table:style-name="ce3" office:value-type="float" office:value="0.0000000690111745527133" calcext:value-type="float">
            <text:p>0.00000006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3" calcext:value-type="float">
            <text:p>100.3578251624</text:p>
          </table:table-cell>
          <table:table-cell/>
          <table:table-cell table:style-name="ce3" office:value-type="float" office:value="1.00000000000005" calcext:value-type="float">
            <text:p>1</text:p>
          </table:table-cell>
          <table:table-cell table:style-name="ce3" office:value-type="float" office:value="0.00000000000521538368047914" calcext:value-type="float">
            <text:p>5.2153836804791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37220" calcext:value-type="float">
            <text:p>37220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way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425627" calcext:value-type="float">
            <text:p>1741.519044256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1741.5190442562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425627" calcext:value-type="float">
            <text:p>1741.519044256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741.51904425627" calcext:value-type="float">
            <text:p>-1.7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690295" calcext:value-type="float">
            <text:p>2462.879846903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462.8798469029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2885152" calcext:value-type="float">
            <text:p>1.3151009289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31510092885152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2885152" calcext:value-type="float">
            <text:p>1.3151009289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31510092885152" calcext:value-type="float">
            <text:p>-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3144881" calcext:value-type="float">
            <text:p>1.8598334314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1.85983343144881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3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3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1741.51904262451" calcext:value-type="float">
            <text:p>1741.519042624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741.51904262451" calcext:value-type="float">
            <text:p>1741.519042624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462.87984921059" calcext:value-type="float">
            <text:p>2462.8798492106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31510088005317" calcext:value-type="float">
            <text:p>1.31510088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31510088005317" calcext:value-type="float">
            <text:p>1.3151008801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1.85983350045998" calcext:value-type="float">
            <text:p>1.8598335005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 table:number-columns-repeated="4"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1741.51904425627" calcext:value-type="float">
            <text:p>1741.519044256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1741.51904425627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741.51904425627" calcext:value-type="float">
            <text:p>1741.519044256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741.51904425627" calcext:value-type="float">
            <text:p>-1.7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462.87984690295" calcext:value-type="float">
            <text:p>2462.879846903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462.87984690295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31510092885152" calcext:value-type="float">
            <text:p>1.3151009289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31510092885152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31510092885152" calcext:value-type="float">
            <text:p>1.3151009289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31510092885152" calcext:value-type="float">
            <text:p>-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1.85983343144881" calcext:value-type="float">
            <text:p>1.8598334314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1.85983343144881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3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3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21T10:06:04.651490394</dc:date>
    <dc:creator>Stacha Petrovic</dc:creator>
    <meta:editing-duration>P17DT12H47M58S</meta:editing-duration>
    <meta:editing-cycles>488</meta:editing-cycles>
    <meta:document-statistic meta:table-count="8" meta:cell-count="3228" meta:object-count="0"/>
    <meta:user-defined meta:name="qrichtext">1</meta:user-defined>
  </office:meta>
</office:document-meta>
</file>